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IDFont+F11" svg:font-family="CIDFont+F1"/>
    <style:font-face style:name="CIDFont+F31" svg:font-family="CIDFont+F3"/>
    <style:font-face style:name="CIDFont+F41" svg:font-family="CIDFont+F4"/>
    <style:font-face style:name="CIDFont+F51" svg:font-family="CIDFont+F5"/>
    <style:font-face style:name="CIDFont+F1" svg:font-family="CIDFont+F1" style:font-pitch="variable"/>
    <style:font-face style:name="CIDFont+F3" svg:font-family="CIDFont+F3" style:font-pitch="variable"/>
    <style:font-face style:name="CIDFont+F4" svg:font-family="CIDFont+F4" style:font-pitch="variable"/>
    <style:font-face style:name="CIDFont+F5" svg:font-family="CIDFont+F5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99cc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0.26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90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66cm" fo:min-width="0.30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55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9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0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17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23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1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62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00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73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85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98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98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22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49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04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48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37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7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54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34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77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86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14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6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27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15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66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928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86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79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05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50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195cm" fo:padding-top="0cm" fo:padding-bottom="0cm" fo:padding-left="0cm" fo:padding-right="0cm"/>
    </style:style>
    <style:style style:name="gr39" style:family="graphic" style:parent-style-name="standard">
      <style:graphic-properties draw:stroke="none" draw:fill="solid" draw:fill-color="#333333"/>
    </style:style>
    <style:style style:name="gr40" style:family="graphic" style:parent-style-name="standard">
      <style:graphic-properties draw:stroke="none" draw:fill="solid" draw:fill-color="#000000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26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69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6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6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364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7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574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99cc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5" style:family="paragraph">
      <loext:graphic-properties draw:fill="none"/>
      <style:paragraph-properties fo:text-align="start" style:writing-mode="lr-tb"/>
      <style:text-properties fo:color="#333399" style:font-name="CIDFont+F11" fo:font-size="8.10000038146973pt" style:font-size-asian="8.10000038146973pt" style:font-name-complex="CIDFont+F11" style:font-size-complex="8.10000038146973pt"/>
    </style:style>
    <style:style style:name="P6" style:family="paragraph">
      <loext:graphic-properties draw:fill="none"/>
      <style:text-properties fo:font-size="6pt" style:font-size-asian="6pt" style:font-size-complex="6pt"/>
    </style:style>
    <style:style style:name="P7" style:family="paragraph">
      <loext:graphic-properties draw:fill="none"/>
      <style:paragraph-properties fo:text-align="start" style:writing-mode="lr-tb"/>
      <style:text-properties fo:font-size="8.10000038146973pt" style:font-size-asian="8.10000038146973pt" style:font-size-complex="8.10000038146973pt"/>
    </style:style>
    <style:style style:name="P8" style:family="paragraph">
      <loext:graphic-properties draw:fill="none"/>
      <style:text-properties fo:font-size="5.09999990463257pt" style:font-size-asian="5.09999990463257pt" style:font-size-complex="5.09999990463257pt"/>
    </style:style>
    <style:style style:name="P9" style:family="paragraph">
      <loext:graphic-properties draw:fill="solid" draw:fill-color="#333333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fo:text-align="start" style:writing-mode="lr-tb"/>
      <style:text-properties fo:font-size="5.09999990463257pt" fo:font-weight="normal" style:font-size-asian="5.09999990463257pt" style:font-weight-asian="normal" style:font-size-complex="5.09999990463257pt" style:font-weight-complex="normal"/>
    </style:style>
    <style:style style:name="P12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13" style:family="paragraph">
      <loext:graphic-properties draw:fill="none"/>
      <style:paragraph-properties fo:text-align="start" style:writing-mode="lr-tb"/>
      <style:text-properties fo:font-size="5.09999990463257pt" fo:font-weight="bold" style:font-size-asian="5.09999990463257pt" style:font-weight-asian="bold" style:font-size-complex="5.09999990463257pt" style:font-weight-complex="bold"/>
    </style:style>
    <style:style style:name="T1" style:family="text">
      <style:text-properties fo:color="#000000" style:font-name="CIDFont+F11" fo:font-size="8.10000038146973pt" style:font-size-asian="8.10000038146973pt" style:font-name-complex="CIDFont+F11" style:font-size-complex="8.10000038146973pt"/>
    </style:style>
    <style:style style:name="T2" style:family="text">
      <style:text-properties fo:color="#333399" style:font-name="CIDFont+F11" fo:font-size="8.10000038146973pt" style:font-size-asian="8.10000038146973pt" style:font-name-complex="CIDFont+F11" style:font-size-complex="8.10000038146973pt"/>
    </style:style>
    <style:style style:name="T3" style:family="text">
      <style:text-properties fo:color="#000000" style:font-name="CIDFont+F31" fo:font-size="6pt" style:font-size-asian="6pt" style:font-name-complex="CIDFont+F31" style:font-size-complex="6pt"/>
    </style:style>
    <style:style style:name="T4" style:family="text">
      <style:text-properties fo:color="#000000" style:font-name="CIDFont+F31" fo:font-size="8.10000038146973pt" style:font-size-asian="8.10000038146973pt" style:font-name-complex="CIDFont+F31" style:font-size-complex="8.10000038146973pt"/>
    </style:style>
    <style:style style:name="T5" style:family="text">
      <style:text-properties fo:color="#000000" style:font-name="CIDFont+F11" fo:font-size="5.09999990463257pt" style:font-size-asian="5.09999990463257pt" style:font-name-complex="CIDFont+F11" style:font-size-complex="5.09999990463257pt"/>
    </style:style>
    <style:style style:name="T6" style:family="text">
      <style:text-properties fo:color="#000000" style:font-name="CIDFont+F41" fo:font-size="6pt" style:font-size-asian="6pt" style:font-name-complex="CIDFont+F41" style:font-size-complex="6pt"/>
    </style:style>
    <style:style style:name="T7" style:family="text">
      <style:text-properties fo:color="#000000" style:font-name="CIDFont+F51" fo:font-size="8.10000038146973pt" style:font-size-asian="8.10000038146973pt" style:font-name-complex="CIDFont+F51" style:font-size-complex="8.10000038146973pt"/>
    </style:style>
    <style:style style:name="T8" style:family="text">
      <style:text-properties fo:color="#333399" style:font-name="CIDFont+F11" fo:font-size="5.09999990463257pt" fo:font-weight="bold" style:font-size-asian="5.09999990463257pt" style:font-weight-asian="bold" style:font-name-complex="CIDFont+F11" style:font-size-complex="5.0999999046325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4.499cm" svg:height="13.191cm" svg:x="9cm" svg:y="4cm" svg:viewBox="0 0 14500 13192" draw:points="0,0 14500,0 14500,13192 0,13192">
          <text:p/>
        </draw:polygon>
        <draw:polygon draw:style-name="gr2" draw:text-style-name="P2" draw:layer="layout" svg:width="0.77cm" svg:height="12.678cm" svg:x="24.193cm" svg:y="4.483cm" svg:viewBox="0 0 771 12679" draw:points="0,0 771,0 771,12679 0,12679">
          <text:p/>
        </draw:polygon>
        <draw:frame draw:style-name="gr3" draw:text-style-name="P4" draw:layer="layout" svg:width="10.268cm" svg:height="0.336cm" svg:x="4.585cm" svg:y="2.043cm">
          <draw:text-box>
            <text:p text:style-name="P3"><text:span text:style-name="T1">Theory Attendance – B.Tech(IT) – Wireless Sensor Network (IMWS630E)</text:span></text:p>
          </draw:text-box>
        </draw:frame>
        <draw:frame draw:style-name="gr4" draw:text-style-name="P4" draw:layer="layout" svg:width="0.908cm" svg:height="0.336cm" svg:x="4.585cm" svg:y="3.068cm">
          <draw:text-box>
            <text:p><text:span text:style-name="T2">Month</text:span></text:p>
          </draw:text-box>
        </draw:frame>
        <draw:frame draw:style-name="gr5" draw:text-style-name="P5" draw:layer="layout" svg:width="0.302cm" svg:height="0.366cm" svg:x="9.2cm" svg:y="3.1cm">
          <draw:text-box>
            <text:p text:style-name="P3"><text:span text:style-name="T2">4</text:span></text:p>
          </draw:text-box>
        </draw:frame>
        <draw:frame draw:style-name="gr6" draw:text-style-name="P6" draw:layer="layout" svg:width="0.557cm" svg:height="0.247cm" svg:x="1.909cm" svg:y="3.596cm">
          <draw:text-box>
            <text:p text:style-name="P3"><text:span text:style-name="T3">S.No.</text:span></text:p>
          </draw:text-box>
        </draw:frame>
        <draw:frame draw:style-name="gr7" draw:text-style-name="P4" draw:layer="layout" svg:width="1.094cm" svg:height="0.336cm" svg:x="3.048cm" svg:y="3.555cm">
          <draw:text-box>
            <text:p text:style-name="P3"><text:span text:style-name="T4">Roll No.</text:span></text:p>
          </draw:text-box>
        </draw:frame>
        <draw:frame draw:style-name="gr8" draw:text-style-name="P7" draw:layer="layout" svg:width="1.003cm" svg:height="0.336cm" svg:x="6.3cm" svg:y="3.555cm">
          <draw:text-box>
            <text:p text:style-name="P3"><text:span text:style-name="T4">Name</text:span></text:p>
          </draw:text-box>
        </draw:frame>
        <draw:frame draw:style-name="gr9" draw:text-style-name="P8" draw:layer="layout" svg:width="0.177cm" svg:height="0.213cm" svg:x="9.267cm" svg:y="3.611cm">
          <draw:text-box>
            <text:p text:style-name="P3"><text:span text:style-name="T5">1</text:span></text:p>
          </draw:text-box>
        </draw:frame>
        <draw:frame draw:style-name="gr9" draw:text-style-name="P8" draw:layer="layout" svg:width="0.177cm" svg:height="0.213cm" svg:x="9.719cm" svg:y="3.611cm">
          <draw:text-box>
            <text:p text:style-name="P3"><text:span text:style-name="T5">2</text:span></text:p>
          </draw:text-box>
        </draw:frame>
        <draw:frame draw:style-name="gr9" draw:text-style-name="P8" draw:layer="layout" svg:width="0.177cm" svg:height="0.213cm" svg:x="10.173cm" svg:y="3.611cm">
          <draw:text-box>
            <text:p text:style-name="P3"><text:span text:style-name="T5">3</text:span></text:p>
          </draw:text-box>
        </draw:frame>
        <draw:frame draw:style-name="gr9" draw:text-style-name="P8" draw:layer="layout" svg:width="0.177cm" svg:height="0.213cm" svg:x="10.626cm" svg:y="3.611cm">
          <draw:text-box>
            <text:p text:style-name="P3"><text:span text:style-name="T5">4</text:span></text:p>
          </draw:text-box>
        </draw:frame>
        <draw:frame draw:style-name="gr9" draw:text-style-name="P8" draw:layer="layout" svg:width="0.177cm" svg:height="0.213cm" svg:x="11.078cm" svg:y="3.611cm">
          <draw:text-box>
            <text:p text:style-name="P3"><text:span text:style-name="T5">5</text:span></text:p>
          </draw:text-box>
        </draw:frame>
        <draw:frame draw:style-name="gr9" draw:text-style-name="P8" draw:layer="layout" svg:width="0.177cm" svg:height="0.213cm" svg:x="11.531cm" svg:y="3.611cm">
          <draw:text-box>
            <text:p text:style-name="P3"><text:span text:style-name="T5">6</text:span></text:p>
          </draw:text-box>
        </draw:frame>
        <draw:frame draw:style-name="gr9" draw:text-style-name="P8" draw:layer="layout" svg:width="0.177cm" svg:height="0.213cm" svg:x="11.985cm" svg:y="3.611cm">
          <draw:text-box>
            <text:p text:style-name="P3"><text:span text:style-name="T5">7</text:span></text:p>
          </draw:text-box>
        </draw:frame>
        <draw:frame draw:style-name="gr9" draw:text-style-name="P8" draw:layer="layout" svg:width="0.177cm" svg:height="0.213cm" svg:x="12.438cm" svg:y="3.611cm">
          <draw:text-box>
            <text:p text:style-name="P3"><text:span text:style-name="T5">8</text:span></text:p>
          </draw:text-box>
        </draw:frame>
        <draw:frame draw:style-name="gr9" draw:text-style-name="P8" draw:layer="layout" svg:width="0.177cm" svg:height="0.213cm" svg:x="12.89cm" svg:y="3.611cm">
          <draw:text-box>
            <text:p text:style-name="P3"><text:span text:style-name="T5">9</text:span></text:p>
          </draw:text-box>
        </draw:frame>
        <draw:frame draw:style-name="gr10" draw:text-style-name="P8" draw:layer="layout" svg:width="0.231cm" svg:height="0.213cm" svg:x="13.293cm" svg:y="3.611cm">
          <draw:text-box>
            <text:p text:style-name="P3"><text:span text:style-name="T5">10</text:span></text:p>
          </draw:text-box>
        </draw:frame>
        <draw:frame draw:style-name="gr10" draw:text-style-name="P8" draw:layer="layout" svg:width="0.231cm" svg:height="0.213cm" svg:x="13.745cm" svg:y="3.611cm">
          <draw:text-box>
            <text:p text:style-name="P3"><text:span text:style-name="T5">11</text:span></text:p>
          </draw:text-box>
        </draw:frame>
        <draw:frame draw:style-name="gr10" draw:text-style-name="P8" draw:layer="layout" svg:width="0.231cm" svg:height="0.213cm" svg:x="14.199cm" svg:y="3.611cm">
          <draw:text-box>
            <text:p text:style-name="P3"><text:span text:style-name="T5">12</text:span></text:p>
          </draw:text-box>
        </draw:frame>
        <draw:frame draw:style-name="gr10" draw:text-style-name="P8" draw:layer="layout" svg:width="0.231cm" svg:height="0.213cm" svg:x="14.652cm" svg:y="3.611cm">
          <draw:text-box>
            <text:p text:style-name="P3"><text:span text:style-name="T5">13</text:span></text:p>
          </draw:text-box>
        </draw:frame>
        <draw:frame draw:style-name="gr10" draw:text-style-name="P8" draw:layer="layout" svg:width="0.231cm" svg:height="0.213cm" svg:x="15.104cm" svg:y="3.611cm">
          <draw:text-box>
            <text:p text:style-name="P3"><text:span text:style-name="T5">14</text:span></text:p>
          </draw:text-box>
        </draw:frame>
        <draw:frame draw:style-name="gr10" draw:text-style-name="P8" draw:layer="layout" svg:width="0.231cm" svg:height="0.213cm" svg:x="15.557cm" svg:y="3.611cm">
          <draw:text-box>
            <text:p text:style-name="P3"><text:span text:style-name="T5">15</text:span></text:p>
          </draw:text-box>
        </draw:frame>
        <draw:frame draw:style-name="gr10" draw:text-style-name="P8" draw:layer="layout" svg:width="0.231cm" svg:height="0.213cm" svg:x="16.011cm" svg:y="3.611cm">
          <draw:text-box>
            <text:p text:style-name="P3"><text:span text:style-name="T5">16</text:span></text:p>
          </draw:text-box>
        </draw:frame>
        <draw:frame draw:style-name="gr10" draw:text-style-name="P8" draw:layer="layout" svg:width="0.231cm" svg:height="0.213cm" svg:x="16.464cm" svg:y="3.611cm">
          <draw:text-box>
            <text:p text:style-name="P3"><text:span text:style-name="T5">17</text:span></text:p>
          </draw:text-box>
        </draw:frame>
        <draw:frame draw:style-name="gr10" draw:text-style-name="P8" draw:layer="layout" svg:width="0.231cm" svg:height="0.213cm" svg:x="16.916cm" svg:y="3.611cm">
          <draw:text-box>
            <text:p text:style-name="P3"><text:span text:style-name="T5">18</text:span></text:p>
          </draw:text-box>
        </draw:frame>
        <draw:frame draw:style-name="gr10" draw:text-style-name="P8" draw:layer="layout" svg:width="0.231cm" svg:height="0.213cm" svg:x="17.37cm" svg:y="3.611cm">
          <draw:text-box>
            <text:p text:style-name="P3"><text:span text:style-name="T5">19</text:span></text:p>
          </draw:text-box>
        </draw:frame>
        <draw:frame draw:style-name="gr10" draw:text-style-name="P8" draw:layer="layout" svg:width="0.231cm" svg:height="0.213cm" svg:x="17.823cm" svg:y="3.611cm">
          <draw:text-box>
            <text:p text:style-name="P3"><text:span text:style-name="T5">20</text:span></text:p>
          </draw:text-box>
        </draw:frame>
        <draw:frame draw:style-name="gr10" draw:text-style-name="P8" draw:layer="layout" svg:width="0.231cm" svg:height="0.213cm" svg:x="18.275cm" svg:y="3.611cm">
          <draw:text-box>
            <text:p text:style-name="P3"><text:span text:style-name="T5">21</text:span></text:p>
          </draw:text-box>
        </draw:frame>
        <draw:frame draw:style-name="gr10" draw:text-style-name="P8" draw:layer="layout" svg:width="0.231cm" svg:height="0.213cm" svg:x="18.728cm" svg:y="3.611cm">
          <draw:text-box>
            <text:p text:style-name="P3"><text:span text:style-name="T5">22</text:span></text:p>
          </draw:text-box>
        </draw:frame>
        <draw:frame draw:style-name="gr10" draw:text-style-name="P8" draw:layer="layout" svg:width="0.231cm" svg:height="0.213cm" svg:x="19.182cm" svg:y="3.611cm">
          <draw:text-box>
            <text:p text:style-name="P3"><text:span text:style-name="T5">23</text:span></text:p>
          </draw:text-box>
        </draw:frame>
        <draw:frame draw:style-name="gr10" draw:text-style-name="P8" draw:layer="layout" svg:width="0.231cm" svg:height="0.213cm" svg:x="19.634cm" svg:y="3.611cm">
          <draw:text-box>
            <text:p text:style-name="P3"><text:span text:style-name="T5">24</text:span></text:p>
          </draw:text-box>
        </draw:frame>
        <draw:frame draw:style-name="gr10" draw:text-style-name="P8" draw:layer="layout" svg:width="0.231cm" svg:height="0.213cm" svg:x="20.087cm" svg:y="3.611cm">
          <draw:text-box>
            <text:p text:style-name="P3"><text:span text:style-name="T5">25</text:span></text:p>
          </draw:text-box>
        </draw:frame>
        <draw:frame draw:style-name="gr10" draw:text-style-name="P8" draw:layer="layout" svg:width="0.231cm" svg:height="0.213cm" svg:x="20.539cm" svg:y="3.611cm">
          <draw:text-box>
            <text:p text:style-name="P3"><text:span text:style-name="T5">26</text:span></text:p>
          </draw:text-box>
        </draw:frame>
        <draw:frame draw:style-name="gr10" draw:text-style-name="P8" draw:layer="layout" svg:width="0.231cm" svg:height="0.213cm" svg:x="20.994cm" svg:y="3.611cm">
          <draw:text-box>
            <text:p text:style-name="P3"><text:span text:style-name="T5">27</text:span></text:p>
          </draw:text-box>
        </draw:frame>
        <draw:frame draw:style-name="gr10" draw:text-style-name="P8" draw:layer="layout" svg:width="0.231cm" svg:height="0.213cm" svg:x="21.446cm" svg:y="3.611cm">
          <draw:text-box>
            <text:p text:style-name="P3"><text:span text:style-name="T5">28</text:span></text:p>
          </draw:text-box>
        </draw:frame>
        <draw:frame draw:style-name="gr10" draw:text-style-name="P8" draw:layer="layout" svg:width="0.231cm" svg:height="0.213cm" svg:x="21.898cm" svg:y="3.611cm">
          <draw:text-box>
            <text:p text:style-name="P3"><text:span text:style-name="T5">20</text:span></text:p>
          </draw:text-box>
        </draw:frame>
        <draw:frame draw:style-name="gr10" draw:text-style-name="P8" draw:layer="layout" svg:width="0.231cm" svg:height="0.213cm" svg:x="22.353cm" svg:y="3.611cm">
          <draw:text-box>
            <text:p text:style-name="P3"><text:span text:style-name="T5">30</text:span></text:p>
          </draw:text-box>
        </draw:frame>
        <draw:frame draw:style-name="gr10" draw:text-style-name="P8" draw:layer="layout" svg:width="0.231cm" svg:height="0.213cm" svg:x="22.805cm" svg:y="3.611cm">
          <draw:text-box>
            <text:p text:style-name="P3"><text:span text:style-name="T5">31</text:span></text:p>
          </draw:text-box>
        </draw:frame>
        <draw:frame draw:style-name="gr10" draw:text-style-name="P8" draw:layer="layout" svg:width="0.231cm" svg:height="0.213cm" svg:x="23.258cm" svg:y="3.611cm">
          <draw:text-box>
            <text:p text:style-name="P3"><text:span text:style-name="T5">32</text:span></text:p>
          </draw:text-box>
        </draw:frame>
        <draw:frame draw:style-name="gr11" draw:text-style-name="P6" draw:layer="layout" svg:width="0.211cm" svg:height="0.247cm" svg:x="2.117cm" svg:y="4.617cm">
          <draw:text-box>
            <text:p text:style-name="P3"><text:span text:style-name="T6">1</text:span></text:p>
          </draw:text-box>
        </draw:frame>
        <draw:frame draw:style-name="gr12" draw:text-style-name="P4" draw:layer="layout" svg:width="1.623cm" svg:height="0.336cm" svg:x="2.591cm" svg:y="4.575cm">
          <draw:text-box>
            <text:p text:style-name="P3"><text:span text:style-name="T7">IIT2015001</text:span></text:p>
          </draw:text-box>
        </draw:frame>
        <draw:frame draw:style-name="gr13" draw:text-style-name="P4" draw:layer="layout" svg:width="4.201cm" svg:height="0.336cm" svg:x="4.583cm" svg:y="4.575cm">
          <draw:text-box>
            <text:p text:style-name="P3"><text:span text:style-name="T7">SAIKIRAN KUMAR TANGIRALA</text:span></text:p>
          </draw:text-box>
        </draw:frame>
        <draw:frame draw:style-name="gr11" draw:text-style-name="P6" draw:layer="layout" svg:width="0.211cm" svg:height="0.247cm" svg:x="9.25cm" svg:y="4.617cm">
          <draw:text-box>
            <text:p text:style-name="P3"><text:span text:style-name="T6">2</text:span></text:p>
          </draw:text-box>
        </draw:frame>
        <draw:frame draw:style-name="gr11" draw:text-style-name="P6" draw:layer="layout" svg:width="0.211cm" svg:height="0.247cm" svg:x="2.117cm" svg:y="5.048cm">
          <draw:text-box>
            <text:p text:style-name="P3"><text:span text:style-name="T6">2</text:span></text:p>
          </draw:text-box>
        </draw:frame>
        <draw:frame draw:style-name="gr14" draw:text-style-name="P4" draw:layer="layout" svg:width="1.738cm" svg:height="0.336cm" svg:x="2.591cm" svg:y="5.045cm">
          <draw:text-box>
            <text:p text:style-name="P3"><text:span text:style-name="T7">RIT2015080</text:span></text:p>
          </draw:text-box>
        </draw:frame>
        <draw:frame draw:style-name="gr15" draw:text-style-name="P4" draw:layer="layout" svg:width="2.855cm" svg:height="0.336cm" svg:x="4.583cm" svg:y="5.045cm">
          <draw:text-box>
            <text:p text:style-name="P3"><text:span text:style-name="T7">M DANISH IQBAL</text:span></text:p>
          </draw:text-box>
        </draw:frame>
        <draw:frame draw:style-name="gr11" draw:text-style-name="P6" draw:layer="layout" svg:width="0.211cm" svg:height="0.247cm" svg:x="2.117cm" svg:y="5.561cm">
          <draw:text-box>
            <text:p text:style-name="P3"><text:span text:style-name="T6">3</text:span></text:p>
          </draw:text-box>
        </draw:frame>
        <draw:frame draw:style-name="gr14" draw:text-style-name="P4" draw:layer="layout" svg:width="1.738cm" svg:height="0.336cm" svg:x="2.591cm" svg:y="5.519cm">
          <draw:text-box>
            <text:p text:style-name="P3"><text:span text:style-name="T7">RIT2015089</text:span></text:p>
          </draw:text-box>
        </draw:frame>
        <draw:frame draw:style-name="gr16" draw:text-style-name="P4" draw:layer="layout" svg:width="2.982cm" svg:height="0.336cm" svg:x="4.583cm" svg:y="5.519cm">
          <draw:text-box>
            <text:p text:style-name="P3"><text:span text:style-name="T7">VIPUL KUMAR SINGH</text:span></text:p>
          </draw:text-box>
        </draw:frame>
        <draw:frame draw:style-name="gr11" draw:text-style-name="P6" draw:layer="layout" svg:width="0.211cm" svg:height="0.247cm" svg:x="9.25cm" svg:y="5.561cm">
          <draw:text-box>
            <text:p text:style-name="P3"><text:span text:style-name="T6">2</text:span></text:p>
          </draw:text-box>
        </draw:frame>
        <draw:frame draw:style-name="gr11" draw:text-style-name="P6" draw:layer="layout" svg:width="0.211cm" svg:height="0.247cm" svg:x="9.704cm" svg:y="5.561cm">
          <draw:text-box>
            <text:p text:style-name="P3"><text:span text:style-name="T6">1</text:span></text:p>
          </draw:text-box>
        </draw:frame>
        <draw:frame draw:style-name="gr11" draw:text-style-name="P6" draw:layer="layout" svg:width="0.211cm" svg:height="0.247cm" svg:x="10.155cm" svg:y="5.561cm">
          <draw:text-box>
            <text:p text:style-name="P3"><text:span text:style-name="T6">0</text:span></text:p>
          </draw:text-box>
        </draw:frame>
        <draw:frame draw:style-name="gr11" draw:text-style-name="P6" draw:layer="layout" svg:width="0.211cm" svg:height="0.247cm" svg:x="2.117cm" svg:y="6.073cm">
          <draw:text-box>
            <text:p text:style-name="P3"><text:span text:style-name="T6">4</text:span></text:p>
          </draw:text-box>
        </draw:frame>
        <draw:frame draw:style-name="gr12" draw:text-style-name="P4" draw:layer="layout" svg:width="1.623cm" svg:height="0.336cm" svg:x="2.591cm" svg:y="6.031cm">
          <draw:text-box>
            <text:p text:style-name="P3"><text:span text:style-name="T7">IIT2015004</text:span></text:p>
          </draw:text-box>
        </draw:frame>
        <draw:frame draw:style-name="gr17" draw:text-style-name="P4" draw:layer="layout" svg:width="3.981cm" svg:height="0.336cm" svg:x="4.583cm" svg:y="6.031cm">
          <draw:text-box>
            <text:p text:style-name="P3"><text:span text:style-name="T7">KHILARE RACHANA BHARAT</text:span></text:p>
          </draw:text-box>
        </draw:frame>
        <draw:frame draw:style-name="gr11" draw:text-style-name="P6" draw:layer="layout" svg:width="0.211cm" svg:height="0.247cm" svg:x="9.25cm" svg:y="6.073cm">
          <draw:text-box>
            <text:p text:style-name="P3"><text:span text:style-name="T6">2</text:span></text:p>
          </draw:text-box>
        </draw:frame>
        <draw:frame draw:style-name="gr11" draw:text-style-name="P6" draw:layer="layout" svg:width="0.211cm" svg:height="0.247cm" svg:x="9.704cm" svg:y="6.073cm">
          <draw:text-box>
            <text:p text:style-name="P3"><text:span text:style-name="T6">1</text:span></text:p>
          </draw:text-box>
        </draw:frame>
        <draw:frame draw:style-name="gr11" draw:text-style-name="P6" draw:layer="layout" svg:width="0.211cm" svg:height="0.247cm" svg:x="10.155cm" svg:y="6.073cm">
          <draw:text-box>
            <text:p text:style-name="P3"><text:span text:style-name="T6">2</text:span></text:p>
          </draw:text-box>
        </draw:frame>
        <draw:frame draw:style-name="gr11" draw:text-style-name="P6" draw:layer="layout" svg:width="0.211cm" svg:height="0.247cm" svg:x="2.117cm" svg:y="6.534cm">
          <draw:text-box>
            <text:p text:style-name="P3"><text:span text:style-name="T6">5</text:span></text:p>
          </draw:text-box>
        </draw:frame>
        <draw:frame draw:style-name="gr12" draw:text-style-name="P4" draw:layer="layout" svg:width="1.623cm" svg:height="0.336cm" svg:x="2.591cm" svg:y="6.518cm">
          <draw:text-box>
            <text:p text:style-name="P3"><text:span text:style-name="T7">IIT2015005</text:span></text:p>
          </draw:text-box>
        </draw:frame>
        <draw:frame draw:style-name="gr18" draw:text-style-name="P4" draw:layer="layout" svg:width="2.229cm" svg:height="0.336cm" svg:x="4.583cm" svg:y="6.518cm">
          <draw:text-box>
            <text:p text:style-name="P3"><text:span text:style-name="T7">RANJAN KUMAR</text:span></text:p>
          </draw:text-box>
        </draw:frame>
        <draw:frame draw:style-name="gr11" draw:text-style-name="P6" draw:layer="layout" svg:width="0.211cm" svg:height="0.247cm" svg:x="9.25cm" svg:y="6.56cm">
          <draw:text-box>
            <text:p text:style-name="P3"><text:span text:style-name="T6">2</text:span></text:p>
          </draw:text-box>
        </draw:frame>
        <draw:frame draw:style-name="gr11" draw:text-style-name="P6" draw:layer="layout" svg:width="0.211cm" svg:height="0.247cm" svg:x="9.704cm" svg:y="6.56cm">
          <draw:text-box>
            <text:p text:style-name="P3"><text:span text:style-name="T6">1</text:span></text:p>
          </draw:text-box>
        </draw:frame>
        <draw:frame draw:style-name="gr11" draw:text-style-name="P6" draw:layer="layout" svg:width="0.211cm" svg:height="0.247cm" svg:x="10.155cm" svg:y="6.56cm">
          <draw:text-box>
            <text:p text:style-name="P3"><text:span text:style-name="T6">2</text:span></text:p>
          </draw:text-box>
        </draw:frame>
        <draw:frame draw:style-name="gr11" draw:text-style-name="P6" draw:layer="layout" svg:width="0.211cm" svg:height="0.247cm" svg:x="2.117cm" svg:y="7.046cm">
          <draw:text-box>
            <text:p text:style-name="P3"><text:span text:style-name="T6">6</text:span></text:p>
          </draw:text-box>
        </draw:frame>
        <draw:frame draw:style-name="gr12" draw:text-style-name="P4" draw:layer="layout" svg:width="1.623cm" svg:height="0.336cm" svg:x="2.591cm" svg:y="7.005cm">
          <draw:text-box>
            <text:p text:style-name="P3"><text:span text:style-name="T7">IIT2015006</text:span></text:p>
          </draw:text-box>
        </draw:frame>
        <draw:frame draw:style-name="gr19" draw:text-style-name="P4" draw:layer="layout" svg:width="2.495cm" svg:height="0.336cm" svg:x="4.583cm" svg:y="7.005cm">
          <draw:text-box>
            <text:p text:style-name="P3"><text:span text:style-name="T7">DIKSHIT SHARMA</text:span></text:p>
          </draw:text-box>
        </draw:frame>
        <draw:frame draw:style-name="gr11" draw:text-style-name="P6" draw:layer="layout" svg:width="0.211cm" svg:height="0.247cm" svg:x="9.25cm" svg:y="7.046cm">
          <draw:text-box>
            <text:p text:style-name="P3"><text:span text:style-name="T6">2</text:span></text:p>
          </draw:text-box>
        </draw:frame>
        <draw:frame draw:style-name="gr11" draw:text-style-name="P6" draw:layer="layout" svg:width="0.211cm" svg:height="0.247cm" svg:x="9.704cm" svg:y="7.046cm">
          <draw:text-box>
            <text:p text:style-name="P3"><text:span text:style-name="T6">0</text:span></text:p>
          </draw:text-box>
        </draw:frame>
        <draw:frame draw:style-name="gr11" draw:text-style-name="P6" draw:layer="layout" svg:width="0.211cm" svg:height="0.247cm" svg:x="10.155cm" svg:y="7.046cm">
          <draw:text-box>
            <text:p text:style-name="P3"><text:span text:style-name="T6">0</text:span></text:p>
          </draw:text-box>
        </draw:frame>
        <draw:frame draw:style-name="gr11" draw:text-style-name="P6" draw:layer="layout" svg:width="0.211cm" svg:height="0.247cm" svg:x="2.117cm" svg:y="7.559cm">
          <draw:text-box>
            <text:p text:style-name="P3"><text:span text:style-name="T6">7</text:span></text:p>
          </draw:text-box>
        </draw:frame>
        <draw:frame draw:style-name="gr12" draw:text-style-name="P4" draw:layer="layout" svg:width="1.623cm" svg:height="0.336cm" svg:x="2.591cm" svg:y="7.517cm">
          <draw:text-box>
            <text:p text:style-name="P3"><text:span text:style-name="T7">IIT2015007</text:span></text:p>
          </draw:text-box>
        </draw:frame>
        <draw:frame draw:style-name="gr20" draw:text-style-name="P4" draw:layer="layout" svg:width="2.042cm" svg:height="0.336cm" svg:x="4.583cm" svg:y="7.517cm">
          <draw:text-box>
            <text:p text:style-name="P3"><text:span text:style-name="T7">DIPTI SACHAN</text:span></text:p>
          </draw:text-box>
        </draw:frame>
        <draw:frame draw:style-name="gr11" draw:text-style-name="P6" draw:layer="layout" svg:width="0.211cm" svg:height="0.247cm" svg:x="9.25cm" svg:y="7.559cm">
          <draw:text-box>
            <text:p text:style-name="P3"><text:span text:style-name="T6">2</text:span></text:p>
          </draw:text-box>
        </draw:frame>
        <draw:frame draw:style-name="gr11" draw:text-style-name="P6" draw:layer="layout" svg:width="0.211cm" svg:height="0.247cm" svg:x="9.704cm" svg:y="7.559cm">
          <draw:text-box>
            <text:p text:style-name="P3"><text:span text:style-name="T6">0</text:span></text:p>
          </draw:text-box>
        </draw:frame>
        <draw:frame draw:style-name="gr11" draw:text-style-name="P6" draw:layer="layout" svg:width="0.211cm" svg:height="0.247cm" svg:x="10.155cm" svg:y="7.559cm">
          <draw:text-box>
            <text:p text:style-name="P3"><text:span text:style-name="T6">0</text:span></text:p>
          </draw:text-box>
        </draw:frame>
        <draw:frame draw:style-name="gr11" draw:text-style-name="P6" draw:layer="layout" svg:width="0.211cm" svg:height="0.247cm" svg:x="2.117cm" svg:y="8.071cm">
          <draw:text-box>
            <text:p text:style-name="P3"><text:span text:style-name="T6">8</text:span></text:p>
          </draw:text-box>
        </draw:frame>
        <draw:frame draw:style-name="gr12" draw:text-style-name="P4" draw:layer="layout" svg:width="1.623cm" svg:height="0.336cm" svg:x="2.591cm" svg:y="8.029cm">
          <draw:text-box>
            <text:p text:style-name="P3"><text:span text:style-name="T7">IIT2015008</text:span></text:p>
          </draw:text-box>
        </draw:frame>
        <draw:frame draw:style-name="gr21" draw:text-style-name="P4" draw:layer="layout" svg:width="3.486cm" svg:height="0.336cm" svg:x="4.583cm" svg:y="8.029cm">
          <draw:text-box>
            <text:p text:style-name="P3"><text:span text:style-name="T7">HIMANSHU CHAUDHARY</text:span></text:p>
          </draw:text-box>
        </draw:frame>
        <draw:frame draw:style-name="gr11" draw:text-style-name="P6" draw:layer="layout" svg:width="0.211cm" svg:height="0.247cm" svg:x="9.25cm" svg:y="8.071cm">
          <draw:text-box>
            <text:p text:style-name="P3"><text:span text:style-name="T6">2</text:span></text:p>
          </draw:text-box>
        </draw:frame>
        <draw:frame draw:style-name="gr11" draw:text-style-name="P6" draw:layer="layout" svg:width="0.211cm" svg:height="0.247cm" svg:x="9.704cm" svg:y="8.071cm">
          <draw:text-box>
            <text:p text:style-name="P3"><text:span text:style-name="T6">0</text:span></text:p>
          </draw:text-box>
        </draw:frame>
        <draw:frame draw:style-name="gr11" draw:text-style-name="P6" draw:layer="layout" svg:width="0.211cm" svg:height="0.247cm" svg:x="10.155cm" svg:y="8.071cm">
          <draw:text-box>
            <text:p text:style-name="P3"><text:span text:style-name="T6">0</text:span></text:p>
          </draw:text-box>
        </draw:frame>
        <draw:frame draw:style-name="gr11" draw:text-style-name="P6" draw:layer="layout" svg:width="0.211cm" svg:height="0.247cm" svg:x="2.117cm" svg:y="8.583cm">
          <draw:text-box>
            <text:p text:style-name="P3"><text:span text:style-name="T6">9</text:span></text:p>
          </draw:text-box>
        </draw:frame>
        <draw:frame draw:style-name="gr12" draw:text-style-name="P4" draw:layer="layout" svg:width="1.623cm" svg:height="0.336cm" svg:x="2.591cm" svg:y="8.542cm">
          <draw:text-box>
            <text:p text:style-name="P3"><text:span text:style-name="T7">IIT2015009</text:span></text:p>
          </draw:text-box>
        </draw:frame>
        <draw:frame draw:style-name="gr22" draw:text-style-name="P4" draw:layer="layout" svg:width="2.377cm" svg:height="0.336cm" svg:x="4.583cm" svg:y="8.542cm">
          <draw:text-box>
            <text:p text:style-name="P3"><text:span text:style-name="T7">NITHIN KRISHNA</text:span></text:p>
          </draw:text-box>
        </draw:frame>
        <draw:frame draw:style-name="gr11" draw:text-style-name="P6" draw:layer="layout" svg:width="0.211cm" svg:height="0.247cm" svg:x="9.25cm" svg:y="8.583cm">
          <draw:text-box>
            <text:p text:style-name="P3"><text:span text:style-name="T6">2</text:span></text:p>
          </draw:text-box>
        </draw:frame>
        <draw:frame draw:style-name="gr11" draw:text-style-name="P6" draw:layer="layout" svg:width="0.211cm" svg:height="0.247cm" svg:x="9.704cm" svg:y="8.583cm">
          <draw:text-box>
            <text:p text:style-name="P3"><text:span text:style-name="T6">1</text:span></text:p>
          </draw:text-box>
        </draw:frame>
        <draw:frame draw:style-name="gr11" draw:text-style-name="P6" draw:layer="layout" svg:width="0.211cm" svg:height="0.247cm" svg:x="10.155cm" svg:y="8.583cm">
          <draw:text-box>
            <text:p text:style-name="P3"><text:span text:style-name="T6">2</text:span></text:p>
          </draw:text-box>
        </draw:frame>
        <draw:frame draw:style-name="gr23" draw:text-style-name="P6" draw:layer="layout" svg:width="0.273cm" svg:height="0.247cm" svg:x="2.062cm" svg:y="9.095cm">
          <draw:text-box>
            <text:p text:style-name="P3"><text:span text:style-name="T6">10</text:span></text:p>
          </draw:text-box>
        </draw:frame>
        <draw:frame draw:style-name="gr12" draw:text-style-name="P4" draw:layer="layout" svg:width="1.623cm" svg:height="0.336cm" svg:x="2.591cm" svg:y="9.054cm">
          <draw:text-box>
            <text:p text:style-name="P3"><text:span text:style-name="T7">IIT2015010</text:span></text:p>
          </draw:text-box>
        </draw:frame>
        <draw:frame draw:style-name="gr24" draw:text-style-name="P4" draw:layer="layout" svg:width="1.543cm" svg:height="0.336cm" svg:x="4.583cm" svg:y="9.054cm">
          <draw:text-box>
            <text:p text:style-name="P3"><text:span text:style-name="T7">YASHMEET</text:span></text:p>
          </draw:text-box>
        </draw:frame>
        <draw:frame draw:style-name="gr11" draw:text-style-name="P6" draw:layer="layout" svg:width="0.211cm" svg:height="0.247cm" svg:x="9.25cm" svg:y="9.095cm">
          <draw:text-box>
            <text:p text:style-name="P3"><text:span text:style-name="T6">2</text:span></text:p>
          </draw:text-box>
        </draw:frame>
        <draw:frame draw:style-name="gr11" draw:text-style-name="P6" draw:layer="layout" svg:width="0.211cm" svg:height="0.247cm" svg:x="9.704cm" svg:y="9.095cm">
          <draw:text-box>
            <text:p text:style-name="P3"><text:span text:style-name="T6">1</text:span></text:p>
          </draw:text-box>
        </draw:frame>
        <draw:frame draw:style-name="gr11" draw:text-style-name="P6" draw:layer="layout" svg:width="0.211cm" svg:height="0.247cm" svg:x="10.155cm" svg:y="9.095cm">
          <draw:text-box>
            <text:p text:style-name="P3"><text:span text:style-name="T6">2</text:span></text:p>
          </draw:text-box>
        </draw:frame>
        <draw:frame draw:style-name="gr23" draw:text-style-name="P6" draw:layer="layout" svg:width="0.273cm" svg:height="0.247cm" svg:x="2.062cm" svg:y="9.608cm">
          <draw:text-box>
            <text:p text:style-name="P3"><text:span text:style-name="T6">11</text:span></text:p>
          </draw:text-box>
        </draw:frame>
        <draw:frame draw:style-name="gr12" draw:text-style-name="P4" draw:layer="layout" svg:width="1.623cm" svg:height="0.336cm" svg:x="2.591cm" svg:y="9.566cm">
          <draw:text-box>
            <text:p text:style-name="P3"><text:span text:style-name="T7">IIT2015011</text:span></text:p>
          </draw:text-box>
        </draw:frame>
        <draw:frame draw:style-name="gr18" draw:text-style-name="P4" draw:layer="layout" svg:width="2.229cm" svg:height="0.336cm" svg:x="4.583cm" svg:y="9.566cm">
          <draw:text-box>
            <text:p text:style-name="P3"><text:span text:style-name="T7">SOURABH SONI</text:span></text:p>
          </draw:text-box>
        </draw:frame>
        <draw:frame draw:style-name="gr11" draw:text-style-name="P6" draw:layer="layout" svg:width="0.211cm" svg:height="0.247cm" svg:x="9.25cm" svg:y="9.608cm">
          <draw:text-box>
            <text:p text:style-name="P3"><text:span text:style-name="T6">2</text:span></text:p>
          </draw:text-box>
        </draw:frame>
        <draw:frame draw:style-name="gr11" draw:text-style-name="P6" draw:layer="layout" svg:width="0.211cm" svg:height="0.247cm" svg:x="9.704cm" svg:y="9.608cm">
          <draw:text-box>
            <text:p text:style-name="P3"><text:span text:style-name="T6">1</text:span></text:p>
          </draw:text-box>
        </draw:frame>
        <draw:frame draw:style-name="gr11" draw:text-style-name="P6" draw:layer="layout" svg:width="0.211cm" svg:height="0.247cm" svg:x="10.155cm" svg:y="9.608cm">
          <draw:text-box>
            <text:p text:style-name="P3"><text:span text:style-name="T6">2</text:span></text:p>
          </draw:text-box>
        </draw:frame>
        <draw:frame draw:style-name="gr23" draw:text-style-name="P6" draw:layer="layout" svg:width="0.273cm" svg:height="0.247cm" svg:x="2.062cm" svg:y="10.12cm">
          <draw:text-box>
            <text:p text:style-name="P3"><text:span text:style-name="T6">12</text:span></text:p>
          </draw:text-box>
        </draw:frame>
        <draw:frame draw:style-name="gr12" draw:text-style-name="P4" draw:layer="layout" svg:width="1.623cm" svg:height="0.336cm" svg:x="2.591cm" svg:y="10.078cm">
          <draw:text-box>
            <text:p text:style-name="P3"><text:span text:style-name="T7">IIT2015012</text:span></text:p>
          </draw:text-box>
        </draw:frame>
        <draw:frame draw:style-name="gr25" draw:text-style-name="P4" draw:layer="layout" svg:width="4.341cm" svg:height="0.336cm" svg:x="4.583cm" svg:y="10.078cm">
          <draw:text-box>
            <text:p text:style-name="P3"><text:span text:style-name="T7">BOMMISETTY MOHAN BHARAT</text:span></text:p>
          </draw:text-box>
        </draw:frame>
        <draw:frame draw:style-name="gr11" draw:text-style-name="P6" draw:layer="layout" svg:width="0.211cm" svg:height="0.247cm" svg:x="9.25cm" svg:y="10.12cm">
          <draw:text-box>
            <text:p text:style-name="P3"><text:span text:style-name="T6">2</text:span></text:p>
          </draw:text-box>
        </draw:frame>
        <draw:frame draw:style-name="gr11" draw:text-style-name="P6" draw:layer="layout" svg:width="0.211cm" svg:height="0.247cm" svg:x="9.704cm" svg:y="10.12cm">
          <draw:text-box>
            <text:p text:style-name="P3"><text:span text:style-name="T6">1</text:span></text:p>
          </draw:text-box>
        </draw:frame>
        <draw:frame draw:style-name="gr11" draw:text-style-name="P6" draw:layer="layout" svg:width="0.211cm" svg:height="0.247cm" svg:x="10.155cm" svg:y="10.12cm">
          <draw:text-box>
            <text:p text:style-name="P3"><text:span text:style-name="T6">2</text:span></text:p>
          </draw:text-box>
        </draw:frame>
        <draw:frame draw:style-name="gr23" draw:text-style-name="P6" draw:layer="layout" svg:width="0.273cm" svg:height="0.247cm" svg:x="2.062cm" svg:y="10.632cm">
          <draw:text-box>
            <text:p text:style-name="P3"><text:span text:style-name="T6">13</text:span></text:p>
          </draw:text-box>
        </draw:frame>
        <draw:frame draw:style-name="gr12" draw:text-style-name="P4" draw:layer="layout" svg:width="1.623cm" svg:height="0.336cm" svg:x="2.591cm" svg:y="10.591cm">
          <draw:text-box>
            <text:p text:style-name="P3"><text:span text:style-name="T7">IIT2015013</text:span></text:p>
          </draw:text-box>
        </draw:frame>
        <draw:frame draw:style-name="gr26" draw:text-style-name="P4" draw:layer="layout" svg:width="3.774cm" svg:height="0.336cm" svg:x="4.583cm" svg:y="10.591cm">
          <draw:text-box>
            <text:p text:style-name="P3"><text:span text:style-name="T7">ADARSH SINGH CHAUHAN</text:span></text:p>
          </draw:text-box>
        </draw:frame>
        <draw:frame draw:style-name="gr11" draw:text-style-name="P6" draw:layer="layout" svg:width="0.211cm" svg:height="0.247cm" svg:x="9.25cm" svg:y="10.632cm">
          <draw:text-box>
            <text:p text:style-name="P3"><text:span text:style-name="T6">2</text:span></text:p>
          </draw:text-box>
        </draw:frame>
        <draw:frame draw:style-name="gr11" draw:text-style-name="P6" draw:layer="layout" svg:width="0.211cm" svg:height="0.247cm" svg:x="9.704cm" svg:y="10.632cm">
          <draw:text-box>
            <text:p text:style-name="P3"><text:span text:style-name="T6">1</text:span></text:p>
          </draw:text-box>
        </draw:frame>
        <draw:frame draw:style-name="gr11" draw:text-style-name="P6" draw:layer="layout" svg:width="0.211cm" svg:height="0.247cm" svg:x="10.155cm" svg:y="10.632cm">
          <draw:text-box>
            <text:p text:style-name="P3"><text:span text:style-name="T6">2</text:span></text:p>
          </draw:text-box>
        </draw:frame>
        <draw:frame draw:style-name="gr23" draw:text-style-name="P6" draw:layer="layout" svg:width="0.273cm" svg:height="0.247cm" svg:x="2.062cm" svg:y="11.144cm">
          <draw:text-box>
            <text:p text:style-name="P3"><text:span text:style-name="T6">14</text:span></text:p>
          </draw:text-box>
        </draw:frame>
        <draw:frame draw:style-name="gr12" draw:text-style-name="P4" draw:layer="layout" svg:width="1.623cm" svg:height="0.336cm" svg:x="2.591cm" svg:y="11.103cm">
          <draw:text-box>
            <text:p text:style-name="P3"><text:span text:style-name="T7">IIT2015014</text:span></text:p>
          </draw:text-box>
        </draw:frame>
        <draw:frame draw:style-name="gr27" draw:text-style-name="P4" draw:layer="layout" svg:width="3.867cm" svg:height="0.336cm" svg:x="4.583cm" svg:y="11.103cm">
          <draw:text-box>
            <text:p text:style-name="P3"><text:span text:style-name="T7">PRAVIN SATYAVAN BHAGAT</text:span></text:p>
          </draw:text-box>
        </draw:frame>
        <draw:frame draw:style-name="gr11" draw:text-style-name="P6" draw:layer="layout" svg:width="0.211cm" svg:height="0.247cm" svg:x="9.25cm" svg:y="11.144cm">
          <draw:text-box>
            <text:p text:style-name="P3"><text:span text:style-name="T6">2</text:span></text:p>
          </draw:text-box>
        </draw:frame>
        <draw:frame draw:style-name="gr11" draw:text-style-name="P6" draw:layer="layout" svg:width="0.211cm" svg:height="0.247cm" svg:x="9.704cm" svg:y="11.144cm">
          <draw:text-box>
            <text:p text:style-name="P3"><text:span text:style-name="T6">1</text:span></text:p>
          </draw:text-box>
        </draw:frame>
        <draw:frame draw:style-name="gr11" draw:text-style-name="P6" draw:layer="layout" svg:width="0.211cm" svg:height="0.247cm" svg:x="10.155cm" svg:y="11.144cm">
          <draw:text-box>
            <text:p text:style-name="P3"><text:span text:style-name="T6">2</text:span></text:p>
          </draw:text-box>
        </draw:frame>
        <draw:frame draw:style-name="gr23" draw:text-style-name="P6" draw:layer="layout" svg:width="0.273cm" svg:height="0.247cm" svg:x="2.062cm" svg:y="11.657cm">
          <draw:text-box>
            <text:p text:style-name="P3"><text:span text:style-name="T6">15</text:span></text:p>
          </draw:text-box>
        </draw:frame>
        <draw:frame draw:style-name="gr12" draw:text-style-name="P4" draw:layer="layout" svg:width="1.623cm" svg:height="0.336cm" svg:x="2.591cm" svg:y="11.615cm">
          <draw:text-box>
            <text:p text:style-name="P3"><text:span text:style-name="T7">IIT2015015</text:span></text:p>
          </draw:text-box>
        </draw:frame>
        <draw:frame draw:style-name="gr28" draw:text-style-name="P4" draw:layer="layout" svg:width="2.148cm" svg:height="0.336cm" svg:x="4.583cm" svg:y="11.615cm">
          <draw:text-box>
            <text:p text:style-name="P3"><text:span text:style-name="T7">SUJATA SUMAN</text:span></text:p>
          </draw:text-box>
        </draw:frame>
        <draw:frame draw:style-name="gr11" draw:text-style-name="P6" draw:layer="layout" svg:width="0.211cm" svg:height="0.247cm" svg:x="9.25cm" svg:y="11.657cm">
          <draw:text-box>
            <text:p text:style-name="P3"><text:span text:style-name="T6">2</text:span></text:p>
          </draw:text-box>
        </draw:frame>
        <draw:frame draw:style-name="gr11" draw:text-style-name="P6" draw:layer="layout" svg:width="0.211cm" svg:height="0.247cm" svg:x="9.704cm" svg:y="11.657cm">
          <draw:text-box>
            <text:p text:style-name="P3"><text:span text:style-name="T6">1</text:span></text:p>
          </draw:text-box>
        </draw:frame>
        <draw:frame draw:style-name="gr11" draw:text-style-name="P6" draw:layer="layout" svg:width="0.211cm" svg:height="0.247cm" svg:x="10.155cm" svg:y="11.657cm">
          <draw:text-box>
            <text:p text:style-name="P3"><text:span text:style-name="T6">2</text:span></text:p>
          </draw:text-box>
        </draw:frame>
        <draw:frame draw:style-name="gr23" draw:text-style-name="P6" draw:layer="layout" svg:width="0.273cm" svg:height="0.247cm" svg:x="2.062cm" svg:y="12.169cm">
          <draw:text-box>
            <text:p text:style-name="P3"><text:span text:style-name="T6">16</text:span></text:p>
          </draw:text-box>
        </draw:frame>
        <draw:frame draw:style-name="gr12" draw:text-style-name="P4" draw:layer="layout" svg:width="1.623cm" svg:height="0.336cm" svg:x="2.591cm" svg:y="12.127cm">
          <draw:text-box>
            <text:p text:style-name="P3"><text:span text:style-name="T7">IIT2015016</text:span></text:p>
          </draw:text-box>
        </draw:frame>
        <draw:frame draw:style-name="gr29" draw:text-style-name="P4" draw:layer="layout" svg:width="1.67cm" svg:height="0.336cm" svg:x="4.583cm" svg:y="12.127cm">
          <draw:text-box>
            <text:p text:style-name="P3"><text:span text:style-name="T7">SHALIKRAM</text:span></text:p>
          </draw:text-box>
        </draw:frame>
        <draw:frame draw:style-name="gr11" draw:text-style-name="P6" draw:layer="layout" svg:width="0.211cm" svg:height="0.247cm" svg:x="9.25cm" svg:y="12.169cm">
          <draw:text-box>
            <text:p text:style-name="P3"><text:span text:style-name="T6">2</text:span></text:p>
          </draw:text-box>
        </draw:frame>
        <draw:frame draw:style-name="gr11" draw:text-style-name="P6" draw:layer="layout" svg:width="0.211cm" svg:height="0.247cm" svg:x="9.704cm" svg:y="12.169cm">
          <draw:text-box>
            <text:p text:style-name="P3"><text:span text:style-name="T6">1</text:span></text:p>
          </draw:text-box>
        </draw:frame>
        <draw:frame draw:style-name="gr11" draw:text-style-name="P6" draw:layer="layout" svg:width="0.211cm" svg:height="0.247cm" svg:x="10.155cm" svg:y="12.169cm">
          <draw:text-box>
            <text:p text:style-name="P3"><text:span text:style-name="T6">2</text:span></text:p>
          </draw:text-box>
        </draw:frame>
        <draw:frame draw:style-name="gr23" draw:text-style-name="P6" draw:layer="layout" svg:width="0.273cm" svg:height="0.247cm" svg:x="2.062cm" svg:y="12.681cm">
          <draw:text-box>
            <text:p text:style-name="P3"><text:span text:style-name="T6">17</text:span></text:p>
          </draw:text-box>
        </draw:frame>
        <draw:frame draw:style-name="gr12" draw:text-style-name="P4" draw:layer="layout" svg:width="1.623cm" svg:height="0.336cm" svg:x="2.591cm" svg:y="12.639cm">
          <draw:text-box>
            <text:p text:style-name="P3"><text:span text:style-name="T7">IIT2015017</text:span></text:p>
          </draw:text-box>
        </draw:frame>
        <draw:frame draw:style-name="gr30" draw:text-style-name="P4" draw:layer="layout" svg:width="2.271cm" svg:height="0.336cm" svg:x="4.583cm" svg:y="12.639cm">
          <draw:text-box>
            <text:p text:style-name="P3"><text:span text:style-name="T7">VIKRANT SINGH</text:span></text:p>
          </draw:text-box>
        </draw:frame>
        <draw:frame draw:style-name="gr11" draw:text-style-name="P6" draw:layer="layout" svg:width="0.211cm" svg:height="0.247cm" svg:x="9.25cm" svg:y="12.681cm">
          <draw:text-box>
            <text:p text:style-name="P3"><text:span text:style-name="T6">0</text:span></text:p>
          </draw:text-box>
        </draw:frame>
        <draw:frame draw:style-name="gr11" draw:text-style-name="P6" draw:layer="layout" svg:width="0.211cm" svg:height="0.247cm" svg:x="9.704cm" svg:y="12.681cm">
          <draw:text-box>
            <text:p text:style-name="P3"><text:span text:style-name="T6">1</text:span></text:p>
          </draw:text-box>
        </draw:frame>
        <draw:frame draw:style-name="gr11" draw:text-style-name="P6" draw:layer="layout" svg:width="0.211cm" svg:height="0.247cm" svg:x="10.155cm" svg:y="12.681cm">
          <draw:text-box>
            <text:p text:style-name="P3"><text:span text:style-name="T6">2</text:span></text:p>
          </draw:text-box>
        </draw:frame>
        <draw:frame draw:style-name="gr23" draw:text-style-name="P6" draw:layer="layout" svg:width="0.273cm" svg:height="0.247cm" svg:x="2.062cm" svg:y="13.193cm">
          <draw:text-box>
            <text:p text:style-name="P3"><text:span text:style-name="T6">18</text:span></text:p>
          </draw:text-box>
        </draw:frame>
        <draw:frame draw:style-name="gr12" draw:text-style-name="P4" draw:layer="layout" svg:width="1.623cm" svg:height="0.336cm" svg:x="2.591cm" svg:y="13.152cm">
          <draw:text-box>
            <text:p text:style-name="P3"><text:span text:style-name="T7">IIT2015018</text:span></text:p>
          </draw:text-box>
        </draw:frame>
        <draw:frame draw:style-name="gr31" draw:text-style-name="P4" draw:layer="layout" svg:width="2.157cm" svg:height="0.336cm" svg:x="4.583cm" svg:y="13.152cm">
          <draw:text-box>
            <text:p text:style-name="P3"><text:span text:style-name="T7">ADITYA VERMA</text:span></text:p>
          </draw:text-box>
        </draw:frame>
        <draw:frame draw:style-name="gr11" draw:text-style-name="P6" draw:layer="layout" svg:width="0.211cm" svg:height="0.247cm" svg:x="9.25cm" svg:y="13.193cm">
          <draw:text-box>
            <text:p text:style-name="P3"><text:span text:style-name="T6">2</text:span></text:p>
          </draw:text-box>
        </draw:frame>
        <draw:frame draw:style-name="gr11" draw:text-style-name="P6" draw:layer="layout" svg:width="0.211cm" svg:height="0.247cm" svg:x="9.704cm" svg:y="13.193cm">
          <draw:text-box>
            <text:p text:style-name="P3"><text:span text:style-name="T6">1</text:span></text:p>
          </draw:text-box>
        </draw:frame>
        <draw:frame draw:style-name="gr11" draw:text-style-name="P6" draw:layer="layout" svg:width="0.211cm" svg:height="0.247cm" svg:x="10.155cm" svg:y="13.193cm">
          <draw:text-box>
            <text:p text:style-name="P3"><text:span text:style-name="T6">2</text:span></text:p>
          </draw:text-box>
        </draw:frame>
        <draw:frame draw:style-name="gr23" draw:text-style-name="P6" draw:layer="layout" svg:width="0.273cm" svg:height="0.247cm" svg:x="2.062cm" svg:y="13.705cm">
          <draw:text-box>
            <text:p text:style-name="P3"><text:span text:style-name="T6">19</text:span></text:p>
          </draw:text-box>
        </draw:frame>
        <draw:frame draw:style-name="gr12" draw:text-style-name="P4" draw:layer="layout" svg:width="1.623cm" svg:height="0.336cm" svg:x="2.591cm" svg:y="13.664cm">
          <draw:text-box>
            <text:p text:style-name="P3"><text:span text:style-name="T7">IIT2015019</text:span></text:p>
          </draw:text-box>
        </draw:frame>
        <draw:frame draw:style-name="gr32" draw:text-style-name="P4" draw:layer="layout" svg:width="2.669cm" svg:height="0.336cm" svg:x="4.583cm" svg:y="13.664cm">
          <draw:text-box>
            <text:p text:style-name="P3"><text:span text:style-name="T7">GAUTAM SANKULE</text:span></text:p>
          </draw:text-box>
        </draw:frame>
        <draw:frame draw:style-name="gr11" draw:text-style-name="P6" draw:layer="layout" svg:width="0.211cm" svg:height="0.247cm" svg:x="9.25cm" svg:y="13.705cm">
          <draw:text-box>
            <text:p text:style-name="P3"><text:span text:style-name="T6">2</text:span></text:p>
          </draw:text-box>
        </draw:frame>
        <draw:frame draw:style-name="gr11" draw:text-style-name="P6" draw:layer="layout" svg:width="0.211cm" svg:height="0.247cm" svg:x="9.704cm" svg:y="13.705cm">
          <draw:text-box>
            <text:p text:style-name="P3"><text:span text:style-name="T6">0</text:span></text:p>
          </draw:text-box>
        </draw:frame>
        <draw:frame draw:style-name="gr11" draw:text-style-name="P6" draw:layer="layout" svg:width="0.211cm" svg:height="0.247cm" svg:x="10.155cm" svg:y="13.705cm">
          <draw:text-box>
            <text:p text:style-name="P3"><text:span text:style-name="T6">0</text:span></text:p>
          </draw:text-box>
        </draw:frame>
        <draw:frame draw:style-name="gr23" draw:text-style-name="P6" draw:layer="layout" svg:width="0.273cm" svg:height="0.247cm" svg:x="2.062cm" svg:y="14.218cm">
          <draw:text-box>
            <text:p text:style-name="P3"><text:span text:style-name="T6">20</text:span></text:p>
          </draw:text-box>
        </draw:frame>
        <draw:frame draw:style-name="gr12" draw:text-style-name="P4" draw:layer="layout" svg:width="1.623cm" svg:height="0.336cm" svg:x="2.591cm" svg:y="14.176cm">
          <draw:text-box>
            <text:p text:style-name="P3"><text:span text:style-name="T7">IIT2015020</text:span></text:p>
          </draw:text-box>
        </draw:frame>
        <draw:frame draw:style-name="gr33" draw:text-style-name="P4" draw:layer="layout" svg:width="1.928cm" svg:height="0.336cm" svg:x="4.583cm" svg:y="14.176cm">
          <draw:text-box>
            <text:p text:style-name="P3"><text:span text:style-name="T7">NITIN GAGAN</text:span></text:p>
          </draw:text-box>
        </draw:frame>
        <draw:frame draw:style-name="gr11" draw:text-style-name="P6" draw:layer="layout" svg:width="0.211cm" svg:height="0.247cm" svg:x="9.25cm" svg:y="14.218cm">
          <draw:text-box>
            <text:p text:style-name="P3"><text:span text:style-name="T6">2</text:span></text:p>
          </draw:text-box>
        </draw:frame>
        <draw:frame draw:style-name="gr11" draw:text-style-name="P6" draw:layer="layout" svg:width="0.211cm" svg:height="0.247cm" svg:x="9.704cm" svg:y="14.218cm">
          <draw:text-box>
            <text:p text:style-name="P3"><text:span text:style-name="T6">1</text:span></text:p>
          </draw:text-box>
        </draw:frame>
        <draw:frame draw:style-name="gr11" draw:text-style-name="P6" draw:layer="layout" svg:width="0.211cm" svg:height="0.247cm" svg:x="10.155cm" svg:y="14.218cm">
          <draw:text-box>
            <text:p text:style-name="P3"><text:span text:style-name="T6">2</text:span></text:p>
          </draw:text-box>
        </draw:frame>
        <draw:frame draw:style-name="gr23" draw:text-style-name="P6" draw:layer="layout" svg:width="0.273cm" svg:height="0.247cm" svg:x="2.062cm" svg:y="14.73cm">
          <draw:text-box>
            <text:p text:style-name="P3"><text:span text:style-name="T6">21</text:span></text:p>
          </draw:text-box>
        </draw:frame>
        <draw:frame draw:style-name="gr12" draw:text-style-name="P4" draw:layer="layout" svg:width="1.623cm" svg:height="0.336cm" svg:x="2.591cm" svg:y="14.688cm">
          <draw:text-box>
            <text:p text:style-name="P3"><text:span text:style-name="T7">IIT2015021</text:span></text:p>
          </draw:text-box>
        </draw:frame>
        <draw:frame draw:style-name="gr34" draw:text-style-name="P4" draw:layer="layout" svg:width="2.864cm" svg:height="0.336cm" svg:x="4.583cm" svg:y="14.688cm">
          <draw:text-box>
            <text:p text:style-name="P3"><text:span text:style-name="T7">TAPASWINEE SETHY</text:span></text:p>
          </draw:text-box>
        </draw:frame>
        <draw:frame draw:style-name="gr11" draw:text-style-name="P6" draw:layer="layout" svg:width="0.211cm" svg:height="0.247cm" svg:x="9.25cm" svg:y="14.73cm">
          <draw:text-box>
            <text:p text:style-name="P3"><text:span text:style-name="T6">2</text:span></text:p>
          </draw:text-box>
        </draw:frame>
        <draw:frame draw:style-name="gr11" draw:text-style-name="P6" draw:layer="layout" svg:width="0.211cm" svg:height="0.247cm" svg:x="9.704cm" svg:y="14.73cm">
          <draw:text-box>
            <text:p text:style-name="P3"><text:span text:style-name="T6">1</text:span></text:p>
          </draw:text-box>
        </draw:frame>
        <draw:frame draw:style-name="gr11" draw:text-style-name="P6" draw:layer="layout" svg:width="0.211cm" svg:height="0.247cm" svg:x="10.155cm" svg:y="14.73cm">
          <draw:text-box>
            <text:p text:style-name="P3"><text:span text:style-name="T6">2</text:span></text:p>
          </draw:text-box>
        </draw:frame>
        <draw:frame draw:style-name="gr23" draw:text-style-name="P6" draw:layer="layout" svg:width="0.273cm" svg:height="0.247cm" svg:x="2.062cm" svg:y="15.242cm">
          <draw:text-box>
            <text:p text:style-name="P3"><text:span text:style-name="T6">22</text:span></text:p>
          </draw:text-box>
        </draw:frame>
        <draw:frame draw:style-name="gr12" draw:text-style-name="P4" draw:layer="layout" svg:width="1.623cm" svg:height="0.336cm" svg:x="2.591cm" svg:y="15.201cm">
          <draw:text-box>
            <text:p text:style-name="P3"><text:span text:style-name="T7">IIT2015022</text:span></text:p>
          </draw:text-box>
        </draw:frame>
        <draw:frame draw:style-name="gr35" draw:text-style-name="P4" draw:layer="layout" svg:width="2.792cm" svg:height="0.336cm" svg:x="4.583cm" svg:y="15.201cm">
          <draw:text-box>
            <text:p text:style-name="P3"><text:span text:style-name="T7">SANDEEP LAKHERA</text:span></text:p>
          </draw:text-box>
        </draw:frame>
        <draw:frame draw:style-name="gr11" draw:text-style-name="P6" draw:layer="layout" svg:width="0.211cm" svg:height="0.247cm" svg:x="9.25cm" svg:y="15.242cm">
          <draw:text-box>
            <text:p text:style-name="P3"><text:span text:style-name="T6">2</text:span></text:p>
          </draw:text-box>
        </draw:frame>
        <draw:frame draw:style-name="gr11" draw:text-style-name="P6" draw:layer="layout" svg:width="0.211cm" svg:height="0.247cm" svg:x="9.704cm" svg:y="15.242cm">
          <draw:text-box>
            <text:p text:style-name="P3"><text:span text:style-name="T6">1</text:span></text:p>
          </draw:text-box>
        </draw:frame>
        <draw:frame draw:style-name="gr11" draw:text-style-name="P6" draw:layer="layout" svg:width="0.211cm" svg:height="0.247cm" svg:x="10.155cm" svg:y="15.242cm">
          <draw:text-box>
            <text:p text:style-name="P3"><text:span text:style-name="T6">2</text:span></text:p>
          </draw:text-box>
        </draw:frame>
        <draw:frame draw:style-name="gr23" draw:text-style-name="P6" draw:layer="layout" svg:width="0.273cm" svg:height="0.247cm" svg:x="2.062cm" svg:y="15.754cm">
          <draw:text-box>
            <text:p text:style-name="P3"><text:span text:style-name="T6">23</text:span></text:p>
          </draw:text-box>
        </draw:frame>
        <draw:frame draw:style-name="gr12" draw:text-style-name="P4" draw:layer="layout" svg:width="1.623cm" svg:height="0.336cm" svg:x="2.591cm" svg:y="15.713cm">
          <draw:text-box>
            <text:p text:style-name="P3"><text:span text:style-name="T7">IIT2015023</text:span></text:p>
          </draw:text-box>
        </draw:frame>
        <draw:frame draw:style-name="gr36" draw:text-style-name="P4" draw:layer="layout" svg:width="3.058cm" svg:height="0.336cm" svg:x="4.583cm" svg:y="15.713cm">
          <draw:text-box>
            <text:p text:style-name="P3"><text:span text:style-name="T7">ARUN PRATAP RAWAT</text:span></text:p>
          </draw:text-box>
        </draw:frame>
        <draw:frame draw:style-name="gr11" draw:text-style-name="P6" draw:layer="layout" svg:width="0.211cm" svg:height="0.247cm" svg:x="9.25cm" svg:y="15.754cm">
          <draw:text-box>
            <text:p text:style-name="P3"><text:span text:style-name="T6">2</text:span></text:p>
          </draw:text-box>
        </draw:frame>
        <draw:frame draw:style-name="gr11" draw:text-style-name="P6" draw:layer="layout" svg:width="0.211cm" svg:height="0.247cm" svg:x="9.704cm" svg:y="15.754cm">
          <draw:text-box>
            <text:p text:style-name="P3"><text:span text:style-name="T6">1</text:span></text:p>
          </draw:text-box>
        </draw:frame>
        <draw:frame draw:style-name="gr11" draw:text-style-name="P6" draw:layer="layout" svg:width="0.211cm" svg:height="0.247cm" svg:x="10.155cm" svg:y="15.754cm">
          <draw:text-box>
            <text:p text:style-name="P3"><text:span text:style-name="T6">2</text:span></text:p>
          </draw:text-box>
        </draw:frame>
        <draw:frame draw:style-name="gr23" draw:text-style-name="P6" draw:layer="layout" svg:width="0.273cm" svg:height="0.247cm" svg:x="2.062cm" svg:y="16.267cm">
          <draw:text-box>
            <text:p text:style-name="P3"><text:span text:style-name="T6">24</text:span></text:p>
          </draw:text-box>
        </draw:frame>
        <draw:frame draw:style-name="gr12" draw:text-style-name="P4" draw:layer="layout" svg:width="1.623cm" svg:height="0.336cm" svg:x="2.591cm" svg:y="16.225cm">
          <draw:text-box>
            <text:p text:style-name="P3"><text:span text:style-name="T7">IIT2015024</text:span></text:p>
          </draw:text-box>
        </draw:frame>
        <draw:frame draw:style-name="gr37" draw:text-style-name="P4" draw:layer="layout" svg:width="2.504cm" svg:height="0.336cm" svg:x="4.583cm" svg:y="16.225cm">
          <draw:text-box>
            <text:p text:style-name="P3"><text:span text:style-name="T7">SUNNY BHARTIYA</text:span></text:p>
          </draw:text-box>
        </draw:frame>
        <draw:frame draw:style-name="gr11" draw:text-style-name="P6" draw:layer="layout" svg:width="0.211cm" svg:height="0.247cm" svg:x="9.25cm" svg:y="16.267cm">
          <draw:text-box>
            <text:p text:style-name="P3"><text:span text:style-name="T6">2</text:span></text:p>
          </draw:text-box>
        </draw:frame>
        <draw:frame draw:style-name="gr11" draw:text-style-name="P6" draw:layer="layout" svg:width="0.211cm" svg:height="0.247cm" svg:x="9.704cm" svg:y="16.267cm">
          <draw:text-box>
            <text:p text:style-name="P3"><text:span text:style-name="T6">1</text:span></text:p>
          </draw:text-box>
        </draw:frame>
        <draw:frame draw:style-name="gr11" draw:text-style-name="P6" draw:layer="layout" svg:width="0.211cm" svg:height="0.247cm" svg:x="10.155cm" svg:y="16.267cm">
          <draw:text-box>
            <text:p text:style-name="P3"><text:span text:style-name="T6">2</text:span></text:p>
          </draw:text-box>
        </draw:frame>
        <draw:frame draw:style-name="gr23" draw:text-style-name="P6" draw:layer="layout" svg:width="0.273cm" svg:height="0.247cm" svg:x="2.062cm" svg:y="16.779cm">
          <draw:text-box>
            <text:p text:style-name="P3"><text:span text:style-name="T6">25</text:span></text:p>
          </draw:text-box>
        </draw:frame>
        <draw:frame draw:style-name="gr38" draw:text-style-name="P4" draw:layer="layout" svg:width="2.195cm" svg:height="0.336cm" svg:x="4.58cm" svg:y="16.737cm">
          <draw:text-box>
            <text:p text:style-name="P3"><text:span text:style-name="T7">JAGRATI RAWAT</text:span></text:p>
          </draw:text-box>
        </draw:frame>
        <draw:frame draw:style-name="gr11" draw:text-style-name="P6" draw:layer="layout" svg:width="0.211cm" svg:height="0.247cm" svg:x="9.25cm" svg:y="16.779cm">
          <draw:text-box>
            <text:p text:style-name="P3"><text:span text:style-name="T6">2</text:span></text:p>
          </draw:text-box>
        </draw:frame>
        <draw:frame draw:style-name="gr11" draw:text-style-name="P6" draw:layer="layout" svg:width="0.211cm" svg:height="0.247cm" svg:x="9.704cm" svg:y="16.779cm">
          <draw:text-box>
            <text:p text:style-name="P3"><text:span text:style-name="T6">1</text:span></text:p>
          </draw:text-box>
        </draw:frame>
        <draw:frame draw:style-name="gr11" draw:text-style-name="P6" draw:layer="layout" svg:width="0.211cm" svg:height="0.247cm" svg:x="10.155cm" svg:y="16.779cm">
          <draw:text-box>
            <text:p text:style-name="P3"><text:span text:style-name="T6">2</text:span></text:p>
          </draw:text-box>
        </draw:frame>
        <draw:polygon draw:style-name="gr39" draw:text-style-name="P9" draw:layer="layout" svg:width="0.034cm" svg:height="1.025cm" svg:x="1.777cm" svg:y="3.441cm" svg:viewBox="0 0 35 1026" draw:points="0,0 35,0 35,1026 0,1026">
          <text:p/>
        </draw:polygon>
        <draw:polygon draw:style-name="gr40" draw:text-style-name="P10" draw:layer="layout" svg:width="0.741cm" svg:height="0.034cm" svg:x="1.811cm" svg:y="4.466cm" svg:viewBox="0 0 742 35" draw:points="0,0 742,0 742,35 0,35">
          <text:p/>
        </draw:polygon>
        <draw:path draw:style-name="gr39" draw:text-style-name="P9" draw:layer="layout" svg:width="6.537cm" svg:height="1.025cm" svg:x="2.518cm" svg:y="3.475cm" svg:viewBox="0 0 6538 1026" svg:d="M0 0h34v513h-34zM1991 0h34v513h-34zM34 992h6504v34h-6504z">
          <text:p/>
        </draw:path>
        <draw:path draw:style-name="gr39" draw:text-style-name="P9" draw:layer="layout" svg:width="4.563cm" svg:height="0.991cm" svg:x="9.055cm" svg:y="3.475cm" svg:viewBox="0 0 4564 992" svg:d="M0 0h33v992h-33zM453 0h33v992h-33zM906 0h33v992h-33zM1359 0h33v992h-33zM1811 0h34v992h-34zM2264 0h34v992h-34zM2718 0h34v992h-34zM3171 0h34v992h-34zM3624 0h34v992h-34zM4077 0h34v992h-34zM4530 0h34v992h-34z">
          <text:p/>
        </draw:path>
        <draw:polygon draw:style-name="gr40" draw:text-style-name="P10" draw:layer="layout" svg:width="5.016cm" svg:height="0.034cm" svg:x="9.055cm" svg:y="4.466cm" svg:viewBox="0 0 5017 35" draw:points="0,0 5017,0 5017,35 0,35">
          <text:p/>
        </draw:polygon>
        <draw:polygon draw:style-name="gr39" draw:text-style-name="P9" draw:layer="layout" svg:width="0.034cm" svg:height="0.991cm" svg:x="14.037cm" svg:y="3.475cm" svg:viewBox="0 0 35 992" draw:points="0,0 35,0 35,992 0,992">
          <text:p/>
        </draw:polygon>
        <draw:polygon draw:style-name="gr39" draw:text-style-name="P9" draw:layer="layout" svg:width="2.684cm" svg:height="0.034cm" svg:x="14.071cm" svg:y="4.466cm" svg:viewBox="0 0 2685 35" draw:points="0,0 2685,0 2685,35 0,35">
          <text:p/>
        </draw:polygon>
        <draw:path draw:style-name="gr39" draw:text-style-name="P9" draw:layer="layout" svg:width="0.487cm" svg:height="0.991cm" svg:x="16.755cm" svg:y="3.475cm" svg:viewBox="0 0 488 992" svg:d="M0 0h35v992h-35zM454 0h34v992h-34z">
          <text:p/>
        </draw:path>
        <draw:polygon draw:style-name="gr40" draw:text-style-name="P10" draw:layer="layout" svg:width="0.906cm" svg:height="0.034cm" svg:x="16.789cm" svg:y="4.466cm" svg:viewBox="0 0 907 35" draw:points="0,0 907,0 907,35 0,35">
          <text:p/>
        </draw:polygon>
        <draw:polygon draw:style-name="gr39" draw:text-style-name="P9" draw:layer="layout" svg:width="0.034cm" svg:height="0.991cm" svg:x="17.661cm" svg:y="3.475cm" svg:viewBox="0 0 35 992" draw:points="0,0 35,0 35,992 0,992">
          <text:p/>
        </draw:polygon>
        <draw:polygon draw:style-name="gr40" draw:text-style-name="P10" draw:layer="layout" svg:width="0.741cm" svg:height="0.034cm" svg:x="1.811cm" svg:y="4.978cm" svg:viewBox="0 0 742 35" draw:points="0,0 742,0 742,35 0,35">
          <text:p/>
        </draw:polygon>
        <draw:polygon draw:style-name="gr39" draw:text-style-name="P9" draw:layer="layout" svg:width="0.034cm" svg:height="0.478cm" svg:x="2.518cm" svg:y="4.5cm" svg:viewBox="0 0 35 479" draw:points="0,0 35,0 35,479 0,479">
          <text:p/>
        </draw:polygon>
        <draw:polygon draw:style-name="gr39" draw:text-style-name="P9" draw:layer="layout" svg:width="6.503cm" svg:height="0.034cm" svg:x="2.552cm" svg:y="4.978cm" svg:viewBox="0 0 6504 35" draw:points="0,0 6504,0 6504,35 0,35">
          <text:p/>
        </draw:polygon>
        <draw:polygon draw:style-name="gr39" draw:text-style-name="P9" draw:layer="layout" svg:width="0.033cm" svg:height="0.478cm" svg:x="9.055cm" svg:y="4.5cm" svg:viewBox="0 0 34 479" draw:points="0,0 34,0 34,479 0,479">
          <text:p/>
        </draw:polygon>
        <draw:polygon draw:style-name="gr40" draw:text-style-name="P10" draw:layer="layout" svg:width="5.016cm" svg:height="0.034cm" svg:x="9.083cm" svg:y="4.965cm" svg:viewBox="0 0 5017 35" draw:points="0,0 5017,0 5017,35 0,35">
          <text:p/>
        </draw:polygon>
        <draw:path draw:style-name="gr39" draw:text-style-name="P9" draw:layer="layout" svg:width="4.53cm" svg:height="1.537cm" svg:x="14.071cm" svg:y="3.475cm" svg:viewBox="0 0 4531 1538" svg:d="M0 1504h2685v34h-2685zM4044 0h34v1504h-34zM4497 0h34v1504h-34z">
          <text:p/>
        </draw:path>
        <draw:polygon draw:style-name="gr40" draw:text-style-name="P10" draw:layer="layout" svg:width="2.265cm" svg:height="0.034cm" svg:x="16.789cm" svg:y="4.978cm" svg:viewBox="0 0 2266 35" draw:points="0,0 2266,0 2266,35 0,35">
          <text:p/>
        </draw:polygon>
        <draw:polygon draw:style-name="gr39" draw:text-style-name="P9" draw:layer="layout" svg:width="0.034cm" svg:height="1.503cm" svg:x="19.02cm" svg:y="3.475cm" svg:viewBox="0 0 35 1504" draw:points="0,0 35,0 35,1504 0,1504">
          <text:p/>
        </draw:polygon>
        <draw:polygon draw:style-name="gr40" draw:text-style-name="P10" draw:layer="layout" svg:width="0.741cm" svg:height="0.034cm" svg:x="1.811cm" svg:y="5.41cm" svg:viewBox="0 0 742 35" draw:points="0,0 742,0 742,35 0,35">
          <text:p/>
        </draw:polygon>
        <draw:polygon draw:style-name="gr39" draw:text-style-name="P9" draw:layer="layout" svg:width="0.034cm" svg:height="0.398cm" svg:x="2.518cm" svg:y="5.012cm" svg:viewBox="0 0 35 399" draw:points="0,0 35,0 35,399 0,399">
          <text:p/>
        </draw:polygon>
        <draw:polygon draw:style-name="gr39" draw:text-style-name="P9" draw:layer="layout" svg:width="6.503cm" svg:height="0.034cm" svg:x="2.552cm" svg:y="5.41cm" svg:viewBox="0 0 6504 35" draw:points="0,0 6504,0 6504,35 0,35">
          <text:p/>
        </draw:polygon>
        <draw:polygon draw:style-name="gr39" draw:text-style-name="P9" draw:layer="layout" svg:width="0.033cm" svg:height="0.398cm" svg:x="9.055cm" svg:y="5.012cm" svg:viewBox="0 0 34 399" draw:points="0,0 34,0 34,399 0,399">
          <text:p/>
        </draw:polygon>
        <draw:polygon draw:style-name="gr40" draw:text-style-name="P10" draw:layer="layout" svg:width="5.016cm" svg:height="0.034cm" svg:x="9.055cm" svg:y="5.41cm" svg:viewBox="0 0 5017 35" draw:points="0,0 5017,0 5017,35 0,35">
          <text:p/>
        </draw:polygon>
        <draw:polygon draw:style-name="gr39" draw:text-style-name="P9" draw:layer="layout" svg:width="2.684cm" svg:height="0.034cm" svg:x="14.071cm" svg:y="5.41cm" svg:viewBox="0 0 2685 35" draw:points="0,0 2685,0 2685,35 0,35">
          <text:p/>
        </draw:polygon>
        <draw:path draw:style-name="gr40" draw:text-style-name="P10" draw:layer="layout" svg:width="17.243cm" svg:height="0.546cm" svg:x="1.811cm" svg:y="5.41cm" svg:viewBox="0 0 17244 547" svg:d="M14979 0h2265v34h-2265zM0 513h741v34h-741z">
          <text:p/>
        </draw:path>
        <draw:polygon draw:style-name="gr39" draw:text-style-name="P9" draw:layer="layout" svg:width="0.034cm" svg:height="0.478cm" svg:x="2.518cm" svg:y="5.444cm" svg:viewBox="0 0 35 479" draw:points="0,0 35,0 35,479 0,479">
          <text:p/>
        </draw:polygon>
        <draw:polygon draw:style-name="gr39" draw:text-style-name="P9" draw:layer="layout" svg:width="6.503cm" svg:height="0.034cm" svg:x="2.552cm" svg:y="5.922cm" svg:viewBox="0 0 6504 35" draw:points="0,0 6504,0 6504,35 0,35">
          <text:p/>
        </draw:polygon>
        <draw:polygon draw:style-name="gr39" draw:text-style-name="P9" draw:layer="layout" svg:width="0.033cm" svg:height="0.478cm" svg:x="9.055cm" svg:y="5.444cm" svg:viewBox="0 0 34 479" draw:points="0,0 34,0 34,479 0,479">
          <text:p/>
        </draw:polygon>
        <draw:polygon draw:style-name="gr40" draw:text-style-name="P10" draw:layer="layout" svg:width="5.016cm" svg:height="0.034cm" svg:x="9.055cm" svg:y="5.922cm" svg:viewBox="0 0 5017 35" draw:points="0,0 5017,0 5017,35 0,35">
          <text:p/>
        </draw:polygon>
        <draw:polygon draw:style-name="gr39" draw:text-style-name="P9" draw:layer="layout" svg:width="2.684cm" svg:height="0.034cm" svg:x="14.071cm" svg:y="5.922cm" svg:viewBox="0 0 2685 35" draw:points="0,0 2685,0 2685,35 0,35">
          <text:p/>
        </draw:polygon>
        <draw:path draw:style-name="gr40" draw:text-style-name="P10" draw:layer="layout" svg:width="17.243cm" svg:height="0.546cm" svg:x="1.811cm" svg:y="5.922cm" svg:viewBox="0 0 17244 547" svg:d="M14979 0h2265v34h-2265zM0 513h741v34h-741z">
          <text:p/>
        </draw:path>
        <draw:polygon draw:style-name="gr39" draw:text-style-name="P9" draw:layer="layout" svg:width="0.034cm" svg:height="0.478cm" svg:x="2.518cm" svg:y="5.956cm" svg:viewBox="0 0 35 479" draw:points="0,0 35,0 35,479 0,479">
          <text:p/>
        </draw:polygon>
        <draw:polygon draw:style-name="gr39" draw:text-style-name="P9" draw:layer="layout" svg:width="6.503cm" svg:height="0.034cm" svg:x="2.552cm" svg:y="6.434cm" svg:viewBox="0 0 6504 35" draw:points="0,0 6504,0 6504,35 0,35">
          <text:p/>
        </draw:polygon>
        <draw:polygon draw:style-name="gr39" draw:text-style-name="P9" draw:layer="layout" svg:width="0.033cm" svg:height="0.478cm" svg:x="9.055cm" svg:y="5.956cm" svg:viewBox="0 0 34 479" draw:points="0,0 34,0 34,479 0,479">
          <text:p/>
        </draw:polygon>
        <draw:polygon draw:style-name="gr40" draw:text-style-name="P10" draw:layer="layout" svg:width="5.016cm" svg:height="0.034cm" svg:x="9.055cm" svg:y="6.434cm" svg:viewBox="0 0 5017 35" draw:points="0,0 5017,0 5017,35 0,35">
          <text:p/>
        </draw:polygon>
        <draw:polygon draw:style-name="gr39" draw:text-style-name="P9" draw:layer="layout" svg:width="2.684cm" svg:height="0.034cm" svg:x="14.071cm" svg:y="6.434cm" svg:viewBox="0 0 2685 35" draw:points="0,0 2685,0 2685,35 0,35">
          <text:p/>
        </draw:polygon>
        <draw:path draw:style-name="gr40" draw:text-style-name="P10" draw:layer="layout" svg:width="17.243cm" svg:height="0.495cm" svg:x="1.811cm" svg:y="6.434cm" svg:viewBox="0 0 17244 496" svg:d="M14979 0h2265v34h-2265zM0 463h741v33h-741z">
          <text:p/>
        </draw:path>
        <draw:polygon draw:style-name="gr39" draw:text-style-name="P9" draw:layer="layout" svg:width="0.034cm" svg:height="0.428cm" svg:x="2.518cm" svg:y="6.468cm" svg:viewBox="0 0 35 429" draw:points="0,0 35,0 35,429 0,429">
          <text:p/>
        </draw:polygon>
        <draw:polygon draw:style-name="gr39" draw:text-style-name="P9" draw:layer="layout" svg:width="6.503cm" svg:height="0.033cm" svg:x="2.552cm" svg:y="6.896cm" svg:viewBox="0 0 6504 34" draw:points="0,0 6504,0 6504,34 0,34">
          <text:p/>
        </draw:polygon>
        <draw:polygon draw:style-name="gr39" draw:text-style-name="P9" draw:layer="layout" svg:width="0.033cm" svg:height="0.428cm" svg:x="9.055cm" svg:y="6.468cm" svg:viewBox="0 0 34 429" draw:points="0,0 34,0 34,429 0,429">
          <text:p/>
        </draw:polygon>
        <draw:polygon draw:style-name="gr40" draw:text-style-name="P10" draw:layer="layout" svg:width="5.016cm" svg:height="0.033cm" svg:x="9.055cm" svg:y="6.896cm" svg:viewBox="0 0 5017 34" draw:points="0,0 5017,0 5017,34 0,34">
          <text:p/>
        </draw:polygon>
        <draw:polygon draw:style-name="gr39" draw:text-style-name="P9" draw:layer="layout" svg:width="2.684cm" svg:height="0.033cm" svg:x="14.071cm" svg:y="6.896cm" svg:viewBox="0 0 2685 34" draw:points="0,0 2685,0 2685,34 0,34">
          <text:p/>
        </draw:polygon>
        <draw:path draw:style-name="gr40" draw:text-style-name="P10" draw:layer="layout" svg:width="17.243cm" svg:height="0.546cm" svg:x="1.811cm" svg:y="6.896cm" svg:viewBox="0 0 17244 547" svg:d="M14979 0h2265v33h-2265zM0 513h741v34h-741z">
          <text:p/>
        </draw:path>
        <draw:polygon draw:style-name="gr39" draw:text-style-name="P9" draw:layer="layout" svg:width="0.034cm" svg:height="0.479cm" svg:x="2.518cm" svg:y="6.929cm" svg:viewBox="0 0 35 480" draw:points="0,0 35,0 35,480 0,480">
          <text:p/>
        </draw:polygon>
        <draw:polygon draw:style-name="gr39" draw:text-style-name="P9" draw:layer="layout" svg:width="6.503cm" svg:height="0.035cm" svg:x="2.552cm" svg:y="7.408cm" svg:viewBox="0 0 6504 36" draw:points="0,0 6504,0 6504,36 0,36">
          <text:p/>
        </draw:polygon>
        <draw:polygon draw:style-name="gr39" draw:text-style-name="P9" draw:layer="layout" svg:width="0.033cm" svg:height="0.479cm" svg:x="9.055cm" svg:y="6.929cm" svg:viewBox="0 0 34 480" draw:points="0,0 34,0 34,480 0,480">
          <text:p/>
        </draw:polygon>
        <draw:polygon draw:style-name="gr40" draw:text-style-name="P10" draw:layer="layout" svg:width="5.016cm" svg:height="0.035cm" svg:x="9.055cm" svg:y="7.408cm" svg:viewBox="0 0 5017 36" draw:points="0,0 5017,0 5017,36 0,36">
          <text:p/>
        </draw:polygon>
        <draw:polygon draw:style-name="gr39" draw:text-style-name="P9" draw:layer="layout" svg:width="2.684cm" svg:height="0.035cm" svg:x="14.071cm" svg:y="7.408cm" svg:viewBox="0 0 2685 36" draw:points="0,0 2685,0 2685,36 0,36">
          <text:p/>
        </draw:polygon>
        <draw:path draw:style-name="gr40" draw:text-style-name="P10" draw:layer="layout" svg:width="17.243cm" svg:height="0.546cm" svg:x="1.811cm" svg:y="7.408cm" svg:viewBox="0 0 17244 547" svg:d="M14979 0h2265v34h-2265zM0 513h741v34h-741z">
          <text:p/>
        </draw:path>
        <draw:polygon draw:style-name="gr39" draw:text-style-name="P9" draw:layer="layout" svg:width="0.034cm" svg:height="0.478cm" svg:x="2.518cm" svg:y="7.442cm" svg:viewBox="0 0 35 479" draw:points="0,0 35,0 35,479 0,479">
          <text:p/>
        </draw:polygon>
        <draw:polygon draw:style-name="gr39" draw:text-style-name="P9" draw:layer="layout" svg:width="6.503cm" svg:height="0.034cm" svg:x="2.552cm" svg:y="7.92cm" svg:viewBox="0 0 6504 35" draw:points="0,0 6504,0 6504,35 0,35">
          <text:p/>
        </draw:polygon>
        <draw:polygon draw:style-name="gr39" draw:text-style-name="P9" draw:layer="layout" svg:width="0.033cm" svg:height="0.478cm" svg:x="9.055cm" svg:y="7.442cm" svg:viewBox="0 0 34 479" draw:points="0,0 34,0 34,479 0,479">
          <text:p/>
        </draw:polygon>
        <draw:polygon draw:style-name="gr40" draw:text-style-name="P10" draw:layer="layout" svg:width="5.016cm" svg:height="0.034cm" svg:x="9.055cm" svg:y="7.92cm" svg:viewBox="0 0 5017 35" draw:points="0,0 5017,0 5017,35 0,35">
          <text:p/>
        </draw:polygon>
        <draw:polygon draw:style-name="gr39" draw:text-style-name="P9" draw:layer="layout" svg:width="2.684cm" svg:height="0.034cm" svg:x="14.071cm" svg:y="7.92cm" svg:viewBox="0 0 2685 35" draw:points="0,0 2685,0 2685,35 0,35">
          <text:p/>
        </draw:polygon>
        <draw:path draw:style-name="gr40" draw:text-style-name="P10" draw:layer="layout" svg:width="17.243cm" svg:height="0.546cm" svg:x="1.811cm" svg:y="7.92cm" svg:viewBox="0 0 17244 547" svg:d="M14979 0h2265v34h-2265zM0 512h741v35h-741z">
          <text:p/>
        </draw:path>
        <draw:polygon draw:style-name="gr39" draw:text-style-name="P9" draw:layer="layout" svg:width="0.034cm" svg:height="0.478cm" svg:x="2.518cm" svg:y="7.954cm" svg:viewBox="0 0 35 479" draw:points="0,0 35,0 35,479 0,479">
          <text:p/>
        </draw:polygon>
        <draw:polygon draw:style-name="gr39" draw:text-style-name="P9" draw:layer="layout" svg:width="6.503cm" svg:height="0.034cm" svg:x="2.552cm" svg:y="8.432cm" svg:viewBox="0 0 6504 35" draw:points="0,0 6504,0 6504,35 0,35">
          <text:p/>
        </draw:polygon>
        <draw:polygon draw:style-name="gr39" draw:text-style-name="P9" draw:layer="layout" svg:width="0.033cm" svg:height="0.478cm" svg:x="9.055cm" svg:y="7.954cm" svg:viewBox="0 0 34 479" draw:points="0,0 34,0 34,479 0,479">
          <text:p/>
        </draw:polygon>
        <draw:polygon draw:style-name="gr40" draw:text-style-name="P10" draw:layer="layout" svg:width="5.016cm" svg:height="0.034cm" svg:x="9.055cm" svg:y="8.432cm" svg:viewBox="0 0 5017 35" draw:points="0,0 5017,0 5017,35 0,35">
          <text:p/>
        </draw:polygon>
        <draw:polygon draw:style-name="gr39" draw:text-style-name="P9" draw:layer="layout" svg:width="2.684cm" svg:height="0.034cm" svg:x="14.071cm" svg:y="8.432cm" svg:viewBox="0 0 2685 35" draw:points="0,0 2685,0 2685,35 0,35">
          <text:p/>
        </draw:polygon>
        <draw:path draw:style-name="gr40" draw:text-style-name="P10" draw:layer="layout" svg:width="17.243cm" svg:height="0.546cm" svg:x="1.811cm" svg:y="8.432cm" svg:viewBox="0 0 17244 547" svg:d="M14979 0h2265v35h-2265zM0 514h741v33h-741z">
          <text:p/>
        </draw:path>
        <draw:polygon draw:style-name="gr39" draw:text-style-name="P9" draw:layer="layout" svg:width="0.034cm" svg:height="0.479cm" svg:x="2.518cm" svg:y="8.466cm" svg:viewBox="0 0 35 480" draw:points="0,0 35,0 35,480 0,480">
          <text:p/>
        </draw:polygon>
        <draw:polygon draw:style-name="gr39" draw:text-style-name="P9" draw:layer="layout" svg:width="6.503cm" svg:height="0.033cm" svg:x="2.552cm" svg:y="8.945cm" svg:viewBox="0 0 6504 34" draw:points="0,0 6504,0 6504,34 0,34">
          <text:p/>
        </draw:polygon>
        <draw:polygon draw:style-name="gr39" draw:text-style-name="P9" draw:layer="layout" svg:width="0.033cm" svg:height="0.479cm" svg:x="9.055cm" svg:y="8.466cm" svg:viewBox="0 0 34 480" draw:points="0,0 34,0 34,480 0,480">
          <text:p/>
        </draw:polygon>
        <draw:polygon draw:style-name="gr40" draw:text-style-name="P10" draw:layer="layout" svg:width="5.016cm" svg:height="0.033cm" svg:x="9.055cm" svg:y="8.945cm" svg:viewBox="0 0 5017 34" draw:points="0,0 5017,0 5017,34 0,34">
          <text:p/>
        </draw:polygon>
        <draw:polygon draw:style-name="gr39" draw:text-style-name="P9" draw:layer="layout" svg:width="2.684cm" svg:height="0.033cm" svg:x="14.071cm" svg:y="8.945cm" svg:viewBox="0 0 2685 34" draw:points="0,0 2685,0 2685,34 0,34">
          <text:p/>
        </draw:polygon>
        <draw:path draw:style-name="gr40" draw:text-style-name="P10" draw:layer="layout" svg:width="17.243cm" svg:height="0.546cm" svg:x="1.811cm" svg:y="8.945cm" svg:viewBox="0 0 17244 547" svg:d="M14979 0h2265v33h-2265zM0 513h741v34h-741z">
          <text:p/>
        </draw:path>
        <draw:polygon draw:style-name="gr39" draw:text-style-name="P9" draw:layer="layout" svg:width="0.034cm" svg:height="0.479cm" svg:x="2.518cm" svg:y="8.978cm" svg:viewBox="0 0 35 480" draw:points="0,0 35,0 35,480 0,480">
          <text:p/>
        </draw:polygon>
        <draw:polygon draw:style-name="gr39" draw:text-style-name="P9" draw:layer="layout" svg:width="6.503cm" svg:height="0.034cm" svg:x="2.552cm" svg:y="9.457cm" svg:viewBox="0 0 6504 35" draw:points="0,0 6504,0 6504,35 0,35">
          <text:p/>
        </draw:polygon>
        <draw:polygon draw:style-name="gr39" draw:text-style-name="P9" draw:layer="layout" svg:width="0.033cm" svg:height="0.479cm" svg:x="9.055cm" svg:y="8.978cm" svg:viewBox="0 0 34 480" draw:points="0,0 34,0 34,480 0,480">
          <text:p/>
        </draw:polygon>
        <draw:polygon draw:style-name="gr40" draw:text-style-name="P10" draw:layer="layout" svg:width="5.016cm" svg:height="0.034cm" svg:x="9.055cm" svg:y="9.457cm" svg:viewBox="0 0 5017 35" draw:points="0,0 5017,0 5017,35 0,35">
          <text:p/>
        </draw:polygon>
        <draw:polygon draw:style-name="gr39" draw:text-style-name="P9" draw:layer="layout" svg:width="2.684cm" svg:height="0.034cm" svg:x="14.071cm" svg:y="9.457cm" svg:viewBox="0 0 2685 35" draw:points="0,0 2685,0 2685,35 0,35">
          <text:p/>
        </draw:polygon>
        <draw:path draw:style-name="gr40" draw:text-style-name="P10" draw:layer="layout" svg:width="17.243cm" svg:height="0.546cm" svg:x="1.811cm" svg:y="9.457cm" svg:viewBox="0 0 17244 547" svg:d="M14979 0h2265v34h-2265zM0 513h741v34h-741z">
          <text:p/>
        </draw:path>
        <draw:polygon draw:style-name="gr39" draw:text-style-name="P9" draw:layer="layout" svg:width="0.034cm" svg:height="0.478cm" svg:x="2.518cm" svg:y="9.491cm" svg:viewBox="0 0 35 479" draw:points="0,0 35,0 35,479 0,479">
          <text:p/>
        </draw:polygon>
        <draw:polygon draw:style-name="gr39" draw:text-style-name="P9" draw:layer="layout" svg:width="6.503cm" svg:height="0.034cm" svg:x="2.552cm" svg:y="9.969cm" svg:viewBox="0 0 6504 35" draw:points="0,0 6504,0 6504,35 0,35">
          <text:p/>
        </draw:polygon>
        <draw:polygon draw:style-name="gr39" draw:text-style-name="P9" draw:layer="layout" svg:width="0.033cm" svg:height="0.478cm" svg:x="9.055cm" svg:y="9.491cm" svg:viewBox="0 0 34 479" draw:points="0,0 34,0 34,479 0,479">
          <text:p/>
        </draw:polygon>
        <draw:polygon draw:style-name="gr40" draw:text-style-name="P10" draw:layer="layout" svg:width="5.016cm" svg:height="0.034cm" svg:x="9.055cm" svg:y="9.969cm" svg:viewBox="0 0 5017 35" draw:points="0,0 5017,0 5017,35 0,35">
          <text:p/>
        </draw:polygon>
        <draw:polygon draw:style-name="gr39" draw:text-style-name="P9" draw:layer="layout" svg:width="2.684cm" svg:height="0.034cm" svg:x="14.071cm" svg:y="9.969cm" svg:viewBox="0 0 2685 35" draw:points="0,0 2685,0 2685,35 0,35">
          <text:p/>
        </draw:polygon>
        <draw:path draw:style-name="gr40" draw:text-style-name="P10" draw:layer="layout" svg:width="17.243cm" svg:height="0.546cm" svg:x="1.811cm" svg:y="9.969cm" svg:viewBox="0 0 17244 547" svg:d="M14979 0h2265v34h-2265zM0 513h741v34h-741z">
          <text:p/>
        </draw:path>
        <draw:polygon draw:style-name="gr39" draw:text-style-name="P9" draw:layer="layout" svg:width="0.034cm" svg:height="0.478cm" svg:x="2.518cm" svg:y="10.003cm" svg:viewBox="0 0 35 479" draw:points="0,0 35,0 35,479 0,479">
          <text:p/>
        </draw:polygon>
        <draw:polygon draw:style-name="gr39" draw:text-style-name="P9" draw:layer="layout" svg:width="6.503cm" svg:height="0.034cm" svg:x="2.552cm" svg:y="10.481cm" svg:viewBox="0 0 6504 35" draw:points="0,0 6504,0 6504,35 0,35">
          <text:p/>
        </draw:polygon>
        <draw:polygon draw:style-name="gr39" draw:text-style-name="P9" draw:layer="layout" svg:width="0.033cm" svg:height="0.478cm" svg:x="9.055cm" svg:y="10.003cm" svg:viewBox="0 0 34 479" draw:points="0,0 34,0 34,479 0,479">
          <text:p/>
        </draw:polygon>
        <draw:polygon draw:style-name="gr40" draw:text-style-name="P10" draw:layer="layout" svg:width="5.016cm" svg:height="0.034cm" svg:x="9.055cm" svg:y="10.481cm" svg:viewBox="0 0 5017 35" draw:points="0,0 5017,0 5017,35 0,35">
          <text:p/>
        </draw:polygon>
        <draw:polygon draw:style-name="gr39" draw:text-style-name="P9" draw:layer="layout" svg:width="2.684cm" svg:height="0.034cm" svg:x="14.071cm" svg:y="10.481cm" svg:viewBox="0 0 2685 35" draw:points="0,0 2685,0 2685,35 0,35">
          <text:p/>
        </draw:polygon>
        <draw:path draw:style-name="gr40" draw:text-style-name="P10" draw:layer="layout" svg:width="17.243cm" svg:height="0.546cm" svg:x="1.811cm" svg:y="10.481cm" svg:viewBox="0 0 17244 547" svg:d="M14979 0h2265v34h-2265zM0 513h741v34h-741z">
          <text:p/>
        </draw:path>
        <draw:polygon draw:style-name="gr39" draw:text-style-name="P9" draw:layer="layout" svg:width="0.034cm" svg:height="0.478cm" svg:x="2.518cm" svg:y="10.515cm" svg:viewBox="0 0 35 479" draw:points="0,0 35,0 35,479 0,479">
          <text:p/>
        </draw:polygon>
        <draw:polygon draw:style-name="gr39" draw:text-style-name="P9" draw:layer="layout" svg:width="6.503cm" svg:height="0.034cm" svg:x="2.552cm" svg:y="10.993cm" svg:viewBox="0 0 6504 35" draw:points="0,0 6504,0 6504,35 0,35">
          <text:p/>
        </draw:polygon>
        <draw:polygon draw:style-name="gr39" draw:text-style-name="P9" draw:layer="layout" svg:width="0.033cm" svg:height="0.478cm" svg:x="9.055cm" svg:y="10.515cm" svg:viewBox="0 0 34 479" draw:points="0,0 34,0 34,479 0,479">
          <text:p/>
        </draw:polygon>
        <draw:polygon draw:style-name="gr40" draw:text-style-name="P10" draw:layer="layout" svg:width="5.016cm" svg:height="0.034cm" svg:x="9.055cm" svg:y="10.993cm" svg:viewBox="0 0 5017 35" draw:points="0,0 5017,0 5017,35 0,35">
          <text:p/>
        </draw:polygon>
        <draw:polygon draw:style-name="gr39" draw:text-style-name="P9" draw:layer="layout" svg:width="2.684cm" svg:height="0.034cm" svg:x="14.071cm" svg:y="10.993cm" svg:viewBox="0 0 2685 35" draw:points="0,0 2685,0 2685,35 0,35">
          <text:p/>
        </draw:polygon>
        <draw:path draw:style-name="gr40" draw:text-style-name="P10" draw:layer="layout" svg:width="17.243cm" svg:height="0.547cm" svg:x="1.811cm" svg:y="10.993cm" svg:viewBox="0 0 17244 548" svg:d="M14979 0h2265v34h-2265zM0 514h741v34h-741z">
          <text:p/>
        </draw:path>
        <draw:polygon draw:style-name="gr39" draw:text-style-name="P9" draw:layer="layout" svg:width="0.034cm" svg:height="0.479cm" svg:x="2.518cm" svg:y="11.027cm" svg:viewBox="0 0 35 480" draw:points="0,0 35,0 35,480 0,480">
          <text:p/>
        </draw:polygon>
        <draw:polygon draw:style-name="gr39" draw:text-style-name="P9" draw:layer="layout" svg:width="6.503cm" svg:height="0.034cm" svg:x="2.552cm" svg:y="11.506cm" svg:viewBox="0 0 6504 35" draw:points="0,0 6504,0 6504,35 0,35">
          <text:p/>
        </draw:polygon>
        <draw:polygon draw:style-name="gr39" draw:text-style-name="P9" draw:layer="layout" svg:width="0.033cm" svg:height="0.479cm" svg:x="9.055cm" svg:y="11.027cm" svg:viewBox="0 0 34 480" draw:points="0,0 34,0 34,480 0,480">
          <text:p/>
        </draw:polygon>
        <draw:polygon draw:style-name="gr40" draw:text-style-name="P10" draw:layer="layout" svg:width="5.016cm" svg:height="0.034cm" svg:x="9.055cm" svg:y="11.506cm" svg:viewBox="0 0 5017 35" draw:points="0,0 5017,0 5017,35 0,35">
          <text:p/>
        </draw:polygon>
        <draw:polygon draw:style-name="gr39" draw:text-style-name="P9" draw:layer="layout" svg:width="2.684cm" svg:height="0.034cm" svg:x="14.071cm" svg:y="11.506cm" svg:viewBox="0 0 2685 35" draw:points="0,0 2685,0 2685,35 0,35">
          <text:p/>
        </draw:polygon>
        <draw:path draw:style-name="gr40" draw:text-style-name="P10" draw:layer="layout" svg:width="17.243cm" svg:height="0.546cm" svg:x="1.811cm" svg:y="11.506cm" svg:viewBox="0 0 17244 547" svg:d="M14979 0h2265v34h-2265zM0 513h741v34h-741z">
          <text:p/>
        </draw:path>
        <draw:polygon draw:style-name="gr39" draw:text-style-name="P9" draw:layer="layout" svg:width="0.034cm" svg:height="0.478cm" svg:x="2.518cm" svg:y="11.54cm" svg:viewBox="0 0 35 479" draw:points="0,0 35,0 35,479 0,479">
          <text:p/>
        </draw:polygon>
        <draw:polygon draw:style-name="gr39" draw:text-style-name="P9" draw:layer="layout" svg:width="6.503cm" svg:height="0.034cm" svg:x="2.552cm" svg:y="12.018cm" svg:viewBox="0 0 6504 35" draw:points="0,0 6504,0 6504,35 0,35">
          <text:p/>
        </draw:polygon>
        <draw:polygon draw:style-name="gr39" draw:text-style-name="P9" draw:layer="layout" svg:width="0.033cm" svg:height="0.478cm" svg:x="9.055cm" svg:y="11.54cm" svg:viewBox="0 0 34 479" draw:points="0,0 34,0 34,479 0,479">
          <text:p/>
        </draw:polygon>
        <draw:polygon draw:style-name="gr40" draw:text-style-name="P10" draw:layer="layout" svg:width="5.016cm" svg:height="0.034cm" svg:x="9.055cm" svg:y="12.018cm" svg:viewBox="0 0 5017 35" draw:points="0,0 5017,0 5017,35 0,35">
          <text:p/>
        </draw:polygon>
        <draw:polygon draw:style-name="gr39" draw:text-style-name="P9" draw:layer="layout" svg:width="2.684cm" svg:height="0.034cm" svg:x="14.071cm" svg:y="12.018cm" svg:viewBox="0 0 2685 35" draw:points="0,0 2685,0 2685,35 0,35">
          <text:p/>
        </draw:polygon>
        <draw:path draw:style-name="gr40" draw:text-style-name="P10" draw:layer="layout" svg:width="17.243cm" svg:height="0.546cm" svg:x="1.811cm" svg:y="12.018cm" svg:viewBox="0 0 17244 547" svg:d="M14979 0h2265v34h-2265zM0 513h741v34h-741z">
          <text:p/>
        </draw:path>
        <draw:polygon draw:style-name="gr39" draw:text-style-name="P9" draw:layer="layout" svg:width="0.034cm" svg:height="0.478cm" svg:x="2.518cm" svg:y="12.052cm" svg:viewBox="0 0 35 479" draw:points="0,0 35,0 35,479 0,479">
          <text:p/>
        </draw:polygon>
        <draw:polygon draw:style-name="gr39" draw:text-style-name="P9" draw:layer="layout" svg:width="6.503cm" svg:height="0.034cm" svg:x="2.552cm" svg:y="12.53cm" svg:viewBox="0 0 6504 35" draw:points="0,0 6504,0 6504,35 0,35">
          <text:p/>
        </draw:polygon>
        <draw:polygon draw:style-name="gr39" draw:text-style-name="P9" draw:layer="layout" svg:width="0.033cm" svg:height="0.478cm" svg:x="9.055cm" svg:y="12.052cm" svg:viewBox="0 0 34 479" draw:points="0,0 34,0 34,479 0,479">
          <text:p/>
        </draw:polygon>
        <draw:polygon draw:style-name="gr40" draw:text-style-name="P10" draw:layer="layout" svg:width="5.016cm" svg:height="0.034cm" svg:x="9.055cm" svg:y="12.53cm" svg:viewBox="0 0 5017 35" draw:points="0,0 5017,0 5017,35 0,35">
          <text:p/>
        </draw:polygon>
        <draw:polygon draw:style-name="gr39" draw:text-style-name="P9" draw:layer="layout" svg:width="2.684cm" svg:height="0.034cm" svg:x="14.071cm" svg:y="12.53cm" svg:viewBox="0 0 2685 35" draw:points="0,0 2685,0 2685,35 0,35">
          <text:p/>
        </draw:polygon>
        <draw:path draw:style-name="gr40" draw:text-style-name="P10" draw:layer="layout" svg:width="17.243cm" svg:height="0.546cm" svg:x="1.811cm" svg:y="12.53cm" svg:viewBox="0 0 17244 547" svg:d="M14979 0h2265v34h-2265zM0 513h741v34h-741z">
          <text:p/>
        </draw:path>
        <draw:polygon draw:style-name="gr39" draw:text-style-name="P9" draw:layer="layout" svg:width="0.034cm" svg:height="0.478cm" svg:x="2.518cm" svg:y="12.564cm" svg:viewBox="0 0 35 479" draw:points="0,0 35,0 35,479 0,479">
          <text:p/>
        </draw:polygon>
        <draw:polygon draw:style-name="gr39" draw:text-style-name="P9" draw:layer="layout" svg:width="6.503cm" svg:height="0.034cm" svg:x="2.552cm" svg:y="13.042cm" svg:viewBox="0 0 6504 35" draw:points="0,0 6504,0 6504,35 0,35">
          <text:p/>
        </draw:polygon>
        <draw:polygon draw:style-name="gr39" draw:text-style-name="P9" draw:layer="layout" svg:width="0.033cm" svg:height="0.478cm" svg:x="9.055cm" svg:y="12.564cm" svg:viewBox="0 0 34 479" draw:points="0,0 34,0 34,479 0,479">
          <text:p/>
        </draw:polygon>
        <draw:polygon draw:style-name="gr40" draw:text-style-name="P10" draw:layer="layout" svg:width="5.016cm" svg:height="0.034cm" svg:x="9.055cm" svg:y="13.042cm" svg:viewBox="0 0 5017 35" draw:points="0,0 5017,0 5017,35 0,35">
          <text:p/>
        </draw:polygon>
        <draw:polygon draw:style-name="gr39" draw:text-style-name="P9" draw:layer="layout" svg:width="2.684cm" svg:height="0.034cm" svg:x="14.071cm" svg:y="13.042cm" svg:viewBox="0 0 2685 35" draw:points="0,0 2685,0 2685,35 0,35">
          <text:p/>
        </draw:polygon>
        <draw:path draw:style-name="gr40" draw:text-style-name="P10" draw:layer="layout" svg:width="17.243cm" svg:height="0.546cm" svg:x="1.811cm" svg:y="13.042cm" svg:viewBox="0 0 17244 547" svg:d="M14979 0h2265v34h-2265zM0 514h741v33h-741z">
          <text:p/>
        </draw:path>
        <draw:polygon draw:style-name="gr39" draw:text-style-name="P9" draw:layer="layout" svg:width="0.034cm" svg:height="0.479cm" svg:x="2.518cm" svg:y="13.076cm" svg:viewBox="0 0 35 480" draw:points="0,0 35,0 35,480 0,480">
          <text:p/>
        </draw:polygon>
        <draw:polygon draw:style-name="gr39" draw:text-style-name="P9" draw:layer="layout" svg:width="6.503cm" svg:height="0.033cm" svg:x="2.552cm" svg:y="13.555cm" svg:viewBox="0 0 6504 34" draw:points="0,0 6504,0 6504,34 0,34">
          <text:p/>
        </draw:polygon>
        <draw:polygon draw:style-name="gr39" draw:text-style-name="P9" draw:layer="layout" svg:width="0.033cm" svg:height="0.479cm" svg:x="9.055cm" svg:y="13.076cm" svg:viewBox="0 0 34 480" draw:points="0,0 34,0 34,480 0,480">
          <text:p/>
        </draw:polygon>
        <draw:polygon draw:style-name="gr40" draw:text-style-name="P10" draw:layer="layout" svg:width="5.016cm" svg:height="0.033cm" svg:x="9.055cm" svg:y="13.555cm" svg:viewBox="0 0 5017 34" draw:points="0,0 5017,0 5017,34 0,34">
          <text:p/>
        </draw:polygon>
        <draw:polygon draw:style-name="gr39" draw:text-style-name="P9" draw:layer="layout" svg:width="2.684cm" svg:height="0.033cm" svg:x="14.071cm" svg:y="13.555cm" svg:viewBox="0 0 2685 34" draw:points="0,0 2685,0 2685,34 0,34">
          <text:p/>
        </draw:polygon>
        <draw:path draw:style-name="gr40" draw:text-style-name="P10" draw:layer="layout" svg:width="17.243cm" svg:height="0.546cm" svg:x="1.811cm" svg:y="13.555cm" svg:viewBox="0 0 17244 547" svg:d="M14979 0h2265v33h-2265zM0 513h741v34h-741z">
          <text:p/>
        </draw:path>
        <draw:polygon draw:style-name="gr39" draw:text-style-name="P9" draw:layer="layout" svg:width="0.034cm" svg:height="0.479cm" svg:x="2.518cm" svg:y="13.588cm" svg:viewBox="0 0 35 480" draw:points="0,0 35,0 35,480 0,480">
          <text:p/>
        </draw:polygon>
        <draw:polygon draw:style-name="gr39" draw:text-style-name="P9" draw:layer="layout" svg:width="6.503cm" svg:height="0.034cm" svg:x="2.552cm" svg:y="14.067cm" svg:viewBox="0 0 6504 35" draw:points="0,0 6504,0 6504,35 0,35">
          <text:p/>
        </draw:polygon>
        <draw:polygon draw:style-name="gr39" draw:text-style-name="P9" draw:layer="layout" svg:width="0.033cm" svg:height="0.479cm" svg:x="9.055cm" svg:y="13.588cm" svg:viewBox="0 0 34 480" draw:points="0,0 34,0 34,480 0,480">
          <text:p/>
        </draw:polygon>
        <draw:polygon draw:style-name="gr40" draw:text-style-name="P10" draw:layer="layout" svg:width="5.016cm" svg:height="0.034cm" svg:x="9.055cm" svg:y="14.067cm" svg:viewBox="0 0 5017 35" draw:points="0,0 5017,0 5017,35 0,35">
          <text:p/>
        </draw:polygon>
        <draw:polygon draw:style-name="gr39" draw:text-style-name="P9" draw:layer="layout" svg:width="2.684cm" svg:height="0.034cm" svg:x="14.071cm" svg:y="14.067cm" svg:viewBox="0 0 2685 35" draw:points="0,0 2685,0 2685,35 0,35">
          <text:p/>
        </draw:polygon>
        <draw:path draw:style-name="gr40" draw:text-style-name="P10" draw:layer="layout" svg:width="17.243cm" svg:height="0.546cm" svg:x="1.811cm" svg:y="14.067cm" svg:viewBox="0 0 17244 547" svg:d="M14979 0h2265v34h-2265zM0 513h741v34h-741z">
          <text:p/>
        </draw:path>
        <draw:polygon draw:style-name="gr39" draw:text-style-name="P9" draw:layer="layout" svg:width="0.034cm" svg:height="0.478cm" svg:x="2.518cm" svg:y="14.101cm" svg:viewBox="0 0 35 479" draw:points="0,0 35,0 35,479 0,479">
          <text:p/>
        </draw:polygon>
        <draw:polygon draw:style-name="gr39" draw:text-style-name="P9" draw:layer="layout" svg:width="6.503cm" svg:height="0.034cm" svg:x="2.552cm" svg:y="14.579cm" svg:viewBox="0 0 6504 35" draw:points="0,0 6504,0 6504,35 0,35">
          <text:p/>
        </draw:polygon>
        <draw:polygon draw:style-name="gr39" draw:text-style-name="P9" draw:layer="layout" svg:width="0.033cm" svg:height="0.478cm" svg:x="9.055cm" svg:y="14.101cm" svg:viewBox="0 0 34 479" draw:points="0,0 34,0 34,479 0,479">
          <text:p/>
        </draw:polygon>
        <draw:polygon draw:style-name="gr40" draw:text-style-name="P10" draw:layer="layout" svg:width="5.016cm" svg:height="0.034cm" svg:x="9.055cm" svg:y="14.579cm" svg:viewBox="0 0 5017 35" draw:points="0,0 5017,0 5017,35 0,35">
          <text:p/>
        </draw:polygon>
        <draw:polygon draw:style-name="gr39" draw:text-style-name="P9" draw:layer="layout" svg:width="2.684cm" svg:height="0.034cm" svg:x="14.071cm" svg:y="14.579cm" svg:viewBox="0 0 2685 35" draw:points="0,0 2685,0 2685,35 0,35">
          <text:p/>
        </draw:polygon>
        <draw:path draw:style-name="gr40" draw:text-style-name="P10" draw:layer="layout" svg:width="17.243cm" svg:height="0.546cm" svg:x="1.811cm" svg:y="14.579cm" svg:viewBox="0 0 17244 547" svg:d="M14979 0h2265v34h-2265zM0 513h741v34h-741z">
          <text:p/>
        </draw:path>
        <draw:polygon draw:style-name="gr39" draw:text-style-name="P9" draw:layer="layout" svg:width="0.034cm" svg:height="0.478cm" svg:x="2.518cm" svg:y="14.613cm" svg:viewBox="0 0 35 479" draw:points="0,0 35,0 35,479 0,479">
          <text:p/>
        </draw:polygon>
        <draw:polygon draw:style-name="gr39" draw:text-style-name="P9" draw:layer="layout" svg:width="6.503cm" svg:height="0.034cm" svg:x="2.552cm" svg:y="15.091cm" svg:viewBox="0 0 6504 35" draw:points="0,0 6504,0 6504,35 0,35">
          <text:p/>
        </draw:polygon>
        <draw:polygon draw:style-name="gr39" draw:text-style-name="P9" draw:layer="layout" svg:width="0.033cm" svg:height="0.478cm" svg:x="9.055cm" svg:y="14.613cm" svg:viewBox="0 0 34 479" draw:points="0,0 34,0 34,479 0,479">
          <text:p/>
        </draw:polygon>
        <draw:polygon draw:style-name="gr40" draw:text-style-name="P10" draw:layer="layout" svg:width="5.016cm" svg:height="0.034cm" svg:x="9.055cm" svg:y="15.091cm" svg:viewBox="0 0 5017 35" draw:points="0,0 5017,0 5017,35 0,35">
          <text:p/>
        </draw:polygon>
        <draw:polygon draw:style-name="gr39" draw:text-style-name="P9" draw:layer="layout" svg:width="2.684cm" svg:height="0.034cm" svg:x="14.071cm" svg:y="15.091cm" svg:viewBox="0 0 2685 35" draw:points="0,0 2685,0 2685,35 0,35">
          <text:p/>
        </draw:polygon>
        <draw:path draw:style-name="gr40" draw:text-style-name="P10" draw:layer="layout" svg:width="17.243cm" svg:height="0.546cm" svg:x="1.811cm" svg:y="15.091cm" svg:viewBox="0 0 17244 547" svg:d="M14979 0h2265v34h-2265zM0 514h741v33h-741z">
          <text:p/>
        </draw:path>
        <draw:polygon draw:style-name="gr39" draw:text-style-name="P9" draw:layer="layout" svg:width="0.034cm" svg:height="0.479cm" svg:x="2.518cm" svg:y="15.125cm" svg:viewBox="0 0 35 480" draw:points="0,0 35,0 35,480 0,480">
          <text:p/>
        </draw:polygon>
        <draw:polygon draw:style-name="gr39" draw:text-style-name="P9" draw:layer="layout" svg:width="6.503cm" svg:height="0.033cm" svg:x="2.552cm" svg:y="15.604cm" svg:viewBox="0 0 6504 34" draw:points="0,0 6504,0 6504,34 0,34">
          <text:p/>
        </draw:polygon>
        <draw:polygon draw:style-name="gr39" draw:text-style-name="P9" draw:layer="layout" svg:width="0.033cm" svg:height="0.479cm" svg:x="9.055cm" svg:y="15.125cm" svg:viewBox="0 0 34 480" draw:points="0,0 34,0 34,480 0,480">
          <text:p/>
        </draw:polygon>
        <draw:polygon draw:style-name="gr40" draw:text-style-name="P10" draw:layer="layout" svg:width="5.016cm" svg:height="0.033cm" svg:x="9.055cm" svg:y="15.604cm" svg:viewBox="0 0 5017 34" draw:points="0,0 5017,0 5017,34 0,34">
          <text:p/>
        </draw:polygon>
        <draw:polygon draw:style-name="gr39" draw:text-style-name="P9" draw:layer="layout" svg:width="2.684cm" svg:height="0.033cm" svg:x="14.071cm" svg:y="15.604cm" svg:viewBox="0 0 2685 34" draw:points="0,0 2685,0 2685,34 0,34">
          <text:p/>
        </draw:polygon>
        <draw:path draw:style-name="gr40" draw:text-style-name="P10" draw:layer="layout" svg:width="17.243cm" svg:height="0.546cm" svg:x="1.811cm" svg:y="15.604cm" svg:viewBox="0 0 17244 547" svg:d="M14979 0h2265v33h-2265zM0 513h741v34h-741z">
          <text:p/>
        </draw:path>
        <draw:polygon draw:style-name="gr39" draw:text-style-name="P9" draw:layer="layout" svg:width="0.034cm" svg:height="0.479cm" svg:x="2.518cm" svg:y="15.637cm" svg:viewBox="0 0 35 480" draw:points="0,0 35,0 35,480 0,480">
          <text:p/>
        </draw:polygon>
        <draw:polygon draw:style-name="gr39" draw:text-style-name="P9" draw:layer="layout" svg:width="6.503cm" svg:height="0.034cm" svg:x="2.552cm" svg:y="16.116cm" svg:viewBox="0 0 6504 35" draw:points="0,0 6504,0 6504,35 0,35">
          <text:p/>
        </draw:polygon>
        <draw:polygon draw:style-name="gr39" draw:text-style-name="P9" draw:layer="layout" svg:width="0.033cm" svg:height="0.479cm" svg:x="9.055cm" svg:y="15.637cm" svg:viewBox="0 0 34 480" draw:points="0,0 34,0 34,480 0,480">
          <text:p/>
        </draw:polygon>
        <draw:polygon draw:style-name="gr40" draw:text-style-name="P10" draw:layer="layout" svg:width="5.016cm" svg:height="0.034cm" svg:x="9.055cm" svg:y="16.116cm" svg:viewBox="0 0 5017 35" draw:points="0,0 5017,0 5017,35 0,35">
          <text:p/>
        </draw:polygon>
        <draw:polygon draw:style-name="gr39" draw:text-style-name="P9" draw:layer="layout" svg:width="2.684cm" svg:height="0.034cm" svg:x="14.071cm" svg:y="16.116cm" svg:viewBox="0 0 2685 35" draw:points="0,0 2685,0 2685,35 0,35">
          <text:p/>
        </draw:polygon>
        <draw:path draw:style-name="gr40" draw:text-style-name="P10" draw:layer="layout" svg:width="17.243cm" svg:height="0.546cm" svg:x="1.811cm" svg:y="16.116cm" svg:viewBox="0 0 17244 547" svg:d="M14979 0h2265v34h-2265zM0 512h741v35h-741z">
          <text:p/>
        </draw:path>
        <draw:polygon draw:style-name="gr39" draw:text-style-name="P9" draw:layer="layout" svg:width="0.034cm" svg:height="0.478cm" svg:x="2.518cm" svg:y="16.15cm" svg:viewBox="0 0 35 479" draw:points="0,0 35,0 35,479 0,479">
          <text:p/>
        </draw:polygon>
        <draw:polygon draw:style-name="gr39" draw:text-style-name="P9" draw:layer="layout" svg:width="6.503cm" svg:height="0.034cm" svg:x="2.552cm" svg:y="16.628cm" svg:viewBox="0 0 6504 35" draw:points="0,0 6504,0 6504,35 0,35">
          <text:p/>
        </draw:polygon>
        <draw:polygon draw:style-name="gr39" draw:text-style-name="P9" draw:layer="layout" svg:width="0.033cm" svg:height="0.478cm" svg:x="9.055cm" svg:y="16.15cm" svg:viewBox="0 0 34 479" draw:points="0,0 34,0 34,479 0,479">
          <text:p/>
        </draw:polygon>
        <draw:polygon draw:style-name="gr40" draw:text-style-name="P10" draw:layer="layout" svg:width="5.016cm" svg:height="0.034cm" svg:x="9.055cm" svg:y="16.628cm" svg:viewBox="0 0 5017 35" draw:points="0,0 5017,0 5017,35 0,35">
          <text:p/>
        </draw:polygon>
        <draw:polygon draw:style-name="gr39" draw:text-style-name="P9" draw:layer="layout" svg:width="2.684cm" svg:height="0.034cm" svg:x="14.071cm" svg:y="16.628cm" svg:viewBox="0 0 2685 35" draw:points="0,0 2685,0 2685,35 0,35">
          <text:p/>
        </draw:polygon>
        <draw:path draw:style-name="gr40" draw:text-style-name="P10" draw:layer="layout" svg:width="17.243cm" svg:height="0.546cm" svg:x="1.811cm" svg:y="16.628cm" svg:viewBox="0 0 17244 547" svg:d="M14979 0h2265v35h-2265zM0 513h741v34h-741z">
          <text:p/>
        </draw:path>
        <draw:polygon draw:style-name="gr39" draw:text-style-name="P9" draw:layer="layout" svg:width="6.503cm" svg:height="0.034cm" svg:x="2.552cm" svg:y="17.14cm" svg:viewBox="0 0 6504 35" draw:points="0,0 6504,0 6504,35 0,35">
          <text:p/>
        </draw:polygon>
        <draw:polygon draw:style-name="gr40" draw:text-style-name="P10" draw:layer="layout" svg:width="5.016cm" svg:height="0.034cm" svg:x="9.055cm" svg:y="17.14cm" svg:viewBox="0 0 5017 35" draw:points="0,0 5017,0 5017,35 0,35">
          <text:p/>
        </draw:polygon>
        <draw:polygon draw:style-name="gr39" draw:text-style-name="P9" draw:layer="layout" svg:width="2.684cm" svg:height="0.034cm" svg:x="14.071cm" svg:y="17.14cm" svg:viewBox="0 0 2685 35" draw:points="0,0 2685,0 2685,35 0,35">
          <text:p/>
        </draw:polygon>
        <draw:path draw:style-name="gr40" draw:text-style-name="P10" draw:layer="layout" svg:width="17.277cm" svg:height="12.708cm" svg:x="1.777cm" svg:y="4.466cm" svg:viewBox="0 0 17278 12709" svg:d="M15013 12675h2265v34h-2265zM0 0h34v12709h-34z">
          <text:p/>
        </draw:path>
        <draw:path draw:style-name="gr39" draw:text-style-name="P9" draw:layer="layout" svg:width="6.57cm" svg:height="12.674cm" svg:x="2.518cm" svg:y="4.5cm" svg:viewBox="0 0 6571 12675" svg:d="M0 12163h34v478h-34zM1991 0h34v12675h-34zM6538 12163h33v478h-33z">
          <text:p/>
        </draw:path>
        <draw:path draw:style-name="gr40" draw:text-style-name="P10" draw:layer="layout" svg:width="4.563cm" svg:height="12.674cm" svg:x="9.508cm" svg:y="4.5cm" svg:viewBox="0 0 4564 12675" svg:d="M0 0h33v12675h-33zM453 0h33v12675h-33zM906 0h33v12675h-33zM1358 0h34v12675h-34zM1811 0h34v12675h-34zM2265 0h34v12675h-34zM2718 0h34v12675h-34zM3171 0h34v12675h-34zM3624 0h34v12675h-34zM4077 0h34v12675h-34zM4530 0h34v12675h-34z">
          <text:p/>
        </draw:path>
        <draw:path draw:style-name="gr39" draw:text-style-name="P9" draw:layer="layout" svg:width="1.846cm" svg:height="13.699cm" svg:x="14.49cm" svg:y="3.475cm" svg:viewBox="0 0 1847 13700" svg:d="M0 0h34v13700h-34zM453 0h34v13700h-34zM906 0h34v13700h-34zM1360 0h34v13700h-34zM1813 0h34v13700h-34z">
          <text:p/>
        </draw:path>
        <draw:path draw:style-name="gr40" draw:text-style-name="P10" draw:layer="layout" svg:width="2.299cm" svg:height="12.708cm" svg:x="16.755cm" svg:y="4.466cm" svg:viewBox="0 0 2300 12709" svg:d="M0 0h34v12709h-34zM453 34h35v12675h-35zM907 34h34v12675h-34zM1360 546h34v12163h-34zM1813 546h34v12163h-34zM2266 546h34v12163h-34z">
          <text:p/>
        </draw:path>
        <draw:path draw:style-name="gr39" draw:text-style-name="P9" draw:layer="layout" svg:width="6.329cm" svg:height="13.699cm" svg:x="19.473cm" svg:y="3.475cm" svg:viewBox="0 0 6330 13700" svg:d="M0 0h34v13700h-34zM453 0h34v13700h-34zM906 0h34v13700h-34zM1359 0h34v13700h-34zM1812 0h34v13700h-34zM2265 0h34v13700h-34zM2719 0h34v13700h-34zM3172 0h33v13700h-33zM3625 0h33v13700h-33zM4078 0h33v13700h-33zM4704 0h34v13700h-34zM5470 0h34v13700h-34zM6296 0h34v13700h-34z">
          <text:p/>
        </draw:path>
        <draw:path draw:style-name="gr39" draw:text-style-name="P9" draw:layer="layout" svg:width="23.991cm" svg:height="13.733cm" svg:x="1.811cm" svg:y="3.441cm" svg:viewBox="0 0 23992 13734" svg:d="M0 0h23992v34h-23992zM0 512h23992v34h-23992zM15885 1025h8107v34h-8107zM17244 1537h6748v34h-6748zM17244 1969h6748v34h-6748zM17244 2481h6748v34h-6748zM17244 2993h6748v34h-6748zM17244 3456h6748v33h-6748zM17244 3968h6748v34h-6748zM17244 4480h6748v34h-6748zM17244 4992h6748v34h-6748zM17244 5505h6748v33h-6748zM17244 6017h6748v34h-6748zM17244 6529h6748v34h-6748zM17244 7041h6748v34h-6748zM17244 7553h6748v34h-6748zM17244 8066h6748v34h-6748zM17244 8578h6748v34h-6748zM17244 9090h6748v34h-6748zM17244 9602h6748v34h-6748zM17244 10115h6748v33h-6748zM17244 10627h6748v34h-6748zM17244 11139h6748v34h-6748zM17244 11651h6748v34h-6748zM17244 12164h6748v33h-6748zM17244 12676h6748v34h-6748zM17244 13188h6748v34h-6748zM17244 13700h6748v34h-6748z">
          <text:p/>
        </draw:path>
        <draw:frame draw:style-name="gr41" draw:text-style-name="P11" draw:layer="layout" svg:width="0.264cm" svg:height="0.213cm" svg:x="9.2cm" svg:y="4.123cm">
          <draw:text-box>
            <text:p text:style-name="P3"><text:span text:style-name="T8">22</text:span></text:p>
          </draw:text-box>
        </draw:frame>
        <draw:frame draw:style-name="gr42" draw:text-style-name="P4" draw:layer="layout" svg:width="0.692cm" svg:height="0.336cm" svg:x="4.673cm" svg:y="4.069cm">
          <draw:text-box>
            <text:p text:style-name="P3"><text:span text:style-name="T2">Date</text:span></text:p>
          </draw:text-box>
        </draw:frame>
        <draw:frame draw:style-name="gr11" draw:text-style-name="P6" draw:layer="layout" svg:width="0.211cm" svg:height="0.247cm" svg:x="10.151cm" svg:y="4.618cm">
          <draw:text-box>
            <text:p text:style-name="P3"><text:span text:style-name="T6">2</text:span></text:p>
          </draw:text-box>
        </draw:frame>
        <draw:frame draw:style-name="gr43" draw:text-style-name="P12" draw:layer="layout" svg:width="0.262cm" svg:height="0.247cm" svg:x="9.7cm" svg:y="4.618cm">
          <draw:text-box>
            <text:p text:style-name="P3"><text:span text:style-name="T6">1</text:span></text:p>
          </draw:text-box>
        </draw:frame>
        <draw:frame draw:style-name="gr44" draw:text-style-name="P12" draw:layer="layout" svg:width="0.263cm" svg:height="0.247cm" svg:x="10.6cm" svg:y="4.619cm">
          <draw:text-box>
            <text:p text:style-name="P3"><text:span text:style-name="T6">1</text:span></text:p>
          </draw:text-box>
        </draw:frame>
        <draw:frame draw:style-name="gr41" draw:text-style-name="P13" draw:layer="layout" svg:width="0.264cm" svg:height="0.213cm" svg:x="10.1cm" svg:y="4.123cm">
          <draw:text-box>
            <text:p text:style-name="P3"><text:span text:style-name="T8">29</text:span></text:p>
          </draw:text-box>
        </draw:frame>
        <draw:frame draw:style-name="gr45" draw:text-style-name="P13" draw:layer="layout" svg:width="0.364cm" svg:height="0.213cm" svg:x="10.573cm" svg:y="4.123cm">
          <draw:text-box>
            <text:p text:style-name="P3"><text:span text:style-name="T8">03</text:span></text:p>
          </draw:text-box>
        </draw:frame>
        <draw:frame draw:style-name="gr45" draw:text-style-name="P13" draw:layer="layout" svg:width="0.364cm" svg:height="0.213cm" svg:x="9.673cm" svg:y="4.123cm">
          <draw:text-box>
            <text:p text:style-name="P3"><text:span text:style-name="T8">25</text:span></text:p>
          </draw:text-box>
        </draw:frame>
        <draw:frame draw:style-name="gr5" draw:text-style-name="P5" draw:layer="layout" svg:width="0.302cm" svg:height="0.366cm" svg:x="9.673cm" svg:y="3.1cm">
          <draw:text-box>
            <text:p text:style-name="P3"><text:span text:style-name="T2">4</text:span></text:p>
          </draw:text-box>
        </draw:frame>
        <draw:frame draw:style-name="gr5" draw:text-style-name="P5" draw:layer="layout" svg:width="0.302cm" svg:height="0.366cm" svg:x="10.118cm" svg:y="3.1cm">
          <draw:text-box>
            <text:p text:style-name="P3"><text:span text:style-name="T2">4</text:span></text:p>
          </draw:text-box>
        </draw:frame>
        <draw:frame draw:style-name="gr5" draw:text-style-name="P5" draw:layer="layout" svg:width="0.302cm" svg:height="0.366cm" svg:x="10.6cm" svg:y="3.1cm">
          <draw:text-box>
            <text:p text:style-name="P3"><text:span text:style-name="T2">5</text:span></text:p>
          </draw:text-box>
        </draw:frame>
        <draw:frame draw:style-name="gr11" draw:text-style-name="P6" draw:layer="layout" svg:width="0.211cm" svg:height="0.247cm" svg:x="9.251cm" svg:y="5.074cm">
          <draw:text-box>
            <text:p text:style-name="P3"><text:span text:style-name="T6">2</text:span></text:p>
          </draw:text-box>
        </draw:frame>
        <draw:frame draw:style-name="gr11" draw:text-style-name="P6" draw:layer="layout" svg:width="0.211cm" svg:height="0.247cm" svg:x="9.705cm" svg:y="5.074cm">
          <draw:text-box>
            <text:p text:style-name="P3"><text:span text:style-name="T6">0</text:span></text:p>
          </draw:text-box>
        </draw:frame>
        <draw:frame draw:style-name="gr46" draw:text-style-name="P7" draw:layer="layout" svg:width="1.7cm" svg:height="0.336cm" svg:x="2.6cm" svg:y="16.732cm">
          <draw:text-box>
            <text:p text:style-name="P3"><text:span text:style-name="T7">IIT2015025</text:span></text:p>
          </draw:text-box>
        </draw:frame>
        <draw:frame draw:style-name="gr11" draw:text-style-name="P6" draw:layer="layout" svg:width="0.211cm" svg:height="0.247cm" svg:x="10.152cm" svg:y="5.075cm">
          <draw:text-box>
            <text:p text:style-name="P3"><text:span text:style-name="T6">2</text:span></text:p>
          </draw:text-box>
        </draw:frame>
        <draw:frame draw:style-name="gr11" draw:text-style-name="P6" draw:layer="layout" svg:width="0.211cm" svg:height="0.247cm" svg:x="10.606cm" svg:y="5.075cm">
          <draw:text-box>
            <text:p text:style-name="P3"><text:span text:style-name="T6">1</text:span></text:p>
          </draw:text-box>
        </draw:frame>
        <draw:frame draw:style-name="gr11" draw:text-style-name="P6" draw:layer="layout" svg:width="0.211cm" svg:height="0.247cm" svg:x="10.605cm" svg:y="5.562cm">
          <draw:text-box>
            <text:p text:style-name="P3"><text:span text:style-name="T6">1</text:span></text:p>
          </draw:text-box>
        </draw:frame>
        <draw:frame draw:style-name="gr47" draw:text-style-name="P8" draw:layer="layout" svg:width="0.574cm" svg:height="0.213cm" svg:x="24.259cm" svg:y="3.612cm">
          <draw:text-box>
            <text:p text:style-name="P3"><text:span text:style-name="T5">TOT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IDFont+F11" svg:font-family="CIDFont+F1"/>
    <style:font-face style:name="CIDFont+F31" svg:font-family="CIDFont+F3"/>
    <style:font-face style:name="CIDFont+F41" svg:font-family="CIDFont+F4"/>
    <style:font-face style:name="CIDFont+F51" svg:font-family="CIDFont+F5"/>
    <style:font-face style:name="CIDFont+F1" svg:font-family="CIDFont+F1" style:font-pitch="variable"/>
    <style:font-face style:name="CIDFont+F3" svg:font-family="CIDFont+F3" style:font-pitch="variable"/>
    <style:font-face style:name="CIDFont+F4" svg:font-family="CIDFont+F4" style:font-pitch="variable"/>
    <style:font-face style:name="CIDFont+F5" svg:font-family="CIDFont+F5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1.7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03T08:57:46.574232315</dc:date>
    <meta:editing-duration>PT9M1S</meta:editing-duration>
    <meta:editing-cycles>3</meta:editing-cycles>
    <meta:generator>LibreOffice/5.1.6.2$Linux_X86_64 LibreOffice_project/10m0$Build-2</meta:generator>
    <meta:document-statistic meta:object-count="369"/>
  </office:meta>
</office:document-meta>
</file>